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95mm"/>
    </style:style>
    <style:style style:name="co2" style:family="table-column">
      <style:table-column-properties fo:break-before="auto" style:column-width="16.97mm"/>
    </style:style>
    <style:style style:name="co3" style:family="table-column">
      <style:table-column-properties fo:break-before="auto" style:column-width="13.97mm"/>
    </style:style>
    <style:style style:name="co4" style:family="table-column">
      <style:table-column-properties fo:break-before="auto" style:column-width="135.98mm"/>
    </style:style>
    <style:style style:name="co5" style:family="table-column">
      <style:table-column-properties fo:break-before="auto" style:column-width="13.69mm"/>
    </style:style>
    <style:style style:name="co6" style:family="table-column">
      <style:table-column-properties fo:break-before="auto" style:column-width="9.88mm"/>
    </style:style>
    <style:style style:name="co7" style:family="table-column">
      <style:table-column-properties fo:break-before="auto" style:column-width="12.61mm"/>
    </style:style>
    <style:style style:name="co8" style:family="table-column">
      <style:table-column-properties fo:break-before="auto" style:column-width="12.33mm"/>
    </style:style>
    <style:style style:name="co9" style:family="table-column">
      <style:table-column-properties fo:break-before="auto" style:column-width="38.75mm"/>
    </style:style>
    <style:style style:name="co10" style:family="table-column">
      <style:table-column-properties fo:break-before="auto" style:column-width="17.52mm"/>
    </style:style>
    <style:style style:name="co11" style:family="table-column">
      <style:table-column-properties fo:break-before="auto" style:column-width="31.4mm"/>
    </style:style>
    <style:style style:name="co12" style:family="table-column">
      <style:table-column-properties fo:break-before="auto" style:column-width="19.14mm"/>
    </style:style>
    <style:style style:name="co1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rain_watch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PassengerId</text:p>
          </table:table-cell>
          <table:table-cell office:value-type="string" calcext:value-type="string">
            <text:p>Survived</text:p>
          </table:table-cell>
          <table:table-cell office:value-type="string" calcext:value-type="string">
            <text:p>Pclas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SibSp</text:p>
          </table:table-cell>
          <table:table-cell office:value-type="string" calcext:value-type="string">
            <text:p>Parch</text:p>
          </table:table-cell>
          <table:table-cell office:value-type="string" calcext:value-type="string">
            <text:p>Ticket</text:p>
          </table:table-cell>
          <table:table-cell office:value-type="string" calcext:value-type="string">
            <text:p>Fare</text:p>
          </table:table-cell>
          <table:table-cell office:value-type="string" calcext:value-type="string">
            <text:p>Cabin</text:p>
          </table:table-cell>
          <table:table-cell office:value-type="string" calcext:value-type="string">
            <text:p>Embark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aund, Mr. Owen Harris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/5 21171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umings, Mrs. John Bradley (Florence Briggs Thayer)</text:p>
          </table:table-cell>
          <table:table-cell office:value-type="string" calcext:value-type="string">
            <text:p>female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599</text:p>
          </table:table-cell>
          <table:table-cell office:value-type="float" office:value="71.2833" calcext:value-type="float">
            <text:p>71.2833</text:p>
          </table:table-cell>
          <table:table-cell office:value-type="string" calcext:value-type="string">
            <text:p>C8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ikkinen, Miss. Laina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2. 3101282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utrelle, Mrs. Jacques Heath (Lily May Peel)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803" calcext:value-type="float">
            <text:p>113803</text:p>
          </table:table-cell>
          <table:table-cell office:value-type="float" office:value="53.1" calcext:value-type="float">
            <text:p>53.1</text:p>
          </table:table-cell>
          <table:table-cell office:value-type="string" calcext:value-type="string">
            <text:p>C12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len, Mr. William Henry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3450" calcext:value-type="float">
            <text:p>373450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an, Mr. Jame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0877" calcext:value-type="float">
            <text:p>330877</text:p>
          </table:table-cell>
          <table:table-cell office:value-type="float" office:value="8.4583" calcext:value-type="float">
            <text:p>8.4583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Carthy, Mr. Timothy J</text:p>
          </table:table-cell>
          <table:table-cell office:value-type="string" calcext:value-type="string">
            <text:p>male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63" calcext:value-type="float">
            <text:p>17463</text:p>
          </table:table-cell>
          <table:table-cell office:value-type="float" office:value="51.8625" calcext:value-type="float">
            <text:p>51.8625</text:p>
          </table:table-cell>
          <table:table-cell office:value-type="string" calcext:value-type="string">
            <text:p>E4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lsson, Master. Gosta Leonard</text:p>
          </table:table-cell>
          <table:table-cell office:value-type="string" calcext:value-type="string">
            <text:p>mal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49909" calcext:value-type="float">
            <text:p>349909</text:p>
          </table:table-cell>
          <table:table-cell office:value-type="float" office:value="21.075" calcext:value-type="float">
            <text:p>21.0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nson, Mrs. Oscar W (Elisabeth Vilhelmina Berg)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47742" calcext:value-type="float">
            <text:p>347742</text:p>
          </table:table-cell>
          <table:table-cell office:value-type="float" office:value="11.1333" calcext:value-type="float">
            <text:p>11.133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sser, Mrs. Nicholas (Adele Achem)</text:p>
          </table:table-cell>
          <table:table-cell office:value-type="string" calcext:value-type="string">
            <text:p>female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7736" calcext:value-type="float">
            <text:p>237736</text:p>
          </table:table-cell>
          <table:table-cell office:value-type="float" office:value="30.0708" calcext:value-type="float">
            <text:p>30.070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ndstrom, Miss. Marguerite Rut</text:p>
          </table:table-cell>
          <table:table-cell office:value-type="string" calcext:value-type="string">
            <text:p>fema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P 9549</text:p>
          </table:table-cell>
          <table:table-cell office:value-type="float" office:value="16.7" calcext:value-type="float">
            <text:p>16.7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onnell, Miss. Elizabeth</text:p>
          </table:table-cell>
          <table:table-cell office:value-type="string" calcext:value-type="string">
            <text:p>fema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783" calcext:value-type="float">
            <text:p>113783</text:p>
          </table:table-cell>
          <table:table-cell office:value-type="float" office:value="26.55" calcext:value-type="float">
            <text:p>26.55</text:p>
          </table:table-cell>
          <table:table-cell office:value-type="string" calcext:value-type="string">
            <text:p>C10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undercock, Mr. William Henry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. 2151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ersson, Mr. Anders Johan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47082" calcext:value-type="float">
            <text:p>347082</text:p>
          </table:table-cell>
          <table:table-cell office:value-type="float" office:value="31.275" calcext:value-type="float">
            <text:p>31.2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strom, Miss. Hulda Amanda Adolfina</text:p>
          </table:table-cell>
          <table:table-cell office:value-type="string" calcext:value-type="string">
            <text:p>female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406" calcext:value-type="float">
            <text:p>350406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wlett, Mrs. (Mary D Kingcome) </text:p>
          </table:table-cell>
          <table:table-cell office:value-type="string" calcext:value-type="string">
            <text:p>female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8706" calcext:value-type="float">
            <text:p>24870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ce, Master. Eugene</text:p>
          </table:table-cell>
          <table:table-cell office:value-type="string" calcext:value-type="string">
            <text:p>mal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82652" calcext:value-type="float">
            <text:p>382652</text:p>
          </table:table-cell>
          <table:table-cell office:value-type="float" office:value="29.125" calcext:value-type="float">
            <text:p>29.12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lliams, Mr. Charles Eugene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44373" calcext:value-type="float">
            <text:p>24437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der Planke, Mrs. Julius (Emelia Maria Vandemoortele)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5763" calcext:value-type="float">
            <text:p>345763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sselmani, Mrs. Fatima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49" calcext:value-type="float">
            <text:p>2649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ynney, Mr. Joseph J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9865" calcext:value-type="float">
            <text:p>23986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esley, Mr. Lawrence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8698" calcext:value-type="float">
            <text:p>24869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5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Gowan, Miss. Anna "Annie"</text:p>
          </table:table-cell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0923" calcext:value-type="float">
            <text:p>330923</text:p>
          </table:table-cell>
          <table:table-cell office:value-type="float" office:value="8.0292" calcext:value-type="float">
            <text:p>8.0292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loper, Mr. William Thompson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788" calcext:value-type="float">
            <text:p>113788</text:p>
          </table:table-cell>
          <table:table-cell office:value-type="float" office:value="35.5" calcext:value-type="float">
            <text:p>35.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lsson, Miss. Torborg Danira</text:p>
          </table:table-cell>
          <table:table-cell office:value-type="string" calcext:value-type="string">
            <text:p>female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49909" calcext:value-type="float">
            <text:p>349909</text:p>
          </table:table-cell>
          <table:table-cell office:value-type="float" office:value="21.075" calcext:value-type="float">
            <text:p>21.0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plund, Mrs. Carl Oscar (Selma Augusta Emilia Johansson)</text:p>
          </table:table-cell>
          <table:table-cell office:value-type="string" calcext:value-type="string">
            <text:p>female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47077" calcext:value-type="float">
            <text:p>347077</text:p>
          </table:table-cell>
          <table:table-cell office:value-type="float" office:value="31.3875" calcext:value-type="float">
            <text:p>31.38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mir, Mr. Farred Chehab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31" calcext:value-type="float">
            <text:p>2631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tune, Mr. Charles Alexander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9950" calcext:value-type="float">
            <text:p>19950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C23 C25 C2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'Dwyer, Miss. Ellen "Nellie"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0959" calcext:value-type="float">
            <text:p>330959</text:p>
          </table:table-cell>
          <table:table-cell office:value-type="float" office:value="7.8792" calcext:value-type="float">
            <text:p>7.8792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doroff, Mr. Lali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16" calcext:value-type="float">
            <text:p>349216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ruchurtu, Don. Manuel E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601</text:p>
          </table:table-cell>
          <table:table-cell office:value-type="float" office:value="27.7208" calcext:value-type="float">
            <text:p>27.720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encer, Mrs. William Augustus (Marie Eugenie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569</text:p>
          </table:table-cell>
          <table:table-cell office:value-type="float" office:value="146.5208" calcext:value-type="float">
            <text:p>146.5208</text:p>
          </table:table-cell>
          <table:table-cell office:value-type="string" calcext:value-type="string">
            <text:p>B78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lynn, Miss. Mary Agatha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5677" calcext:value-type="float">
            <text:p>335677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adon, Mr. Edward H</text:p>
          </table:table-cell>
          <table:table-cell office:value-type="string" calcext:value-type="string">
            <text:p>male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24579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yer, Mr. Edgar Joseph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604</text:p>
          </table:table-cell>
          <table:table-cell office:value-type="float" office:value="82.1708" calcext:value-type="float">
            <text:p>82.170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lverson, Mr. Alexander Oskar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789" calcext:value-type="float">
            <text:p>113789</text:p>
          </table:table-cell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mee, Mr. Hanna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77" calcext:value-type="float">
            <text:p>2677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nn, Mr. Ernest Charles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./5. 2152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der Planke, Miss. Augusta Maria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45764" calcext:value-type="float">
            <text:p>345764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icola-Yarred, Miss. Jamila</text:p>
          </table:table-cell>
          <table:table-cell office:value-type="string" calcext:value-type="string">
            <text:p>female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51" calcext:value-type="float">
            <text:p>2651</text:p>
          </table:table-cell>
          <table:table-cell office:value-type="float" office:value="11.2417" calcext:value-type="float">
            <text:p>11.2417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hlin, Mrs. Johan (Johanna Persdotter Larsson)</text:p>
          </table:table-cell>
          <table:table-cell office:value-type="string" calcext:value-type="string">
            <text:p>female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546" calcext:value-type="float">
            <text:p>7546</text:p>
          </table:table-cell>
          <table:table-cell office:value-type="float" office:value="9.475" calcext:value-type="float">
            <text:p>9.4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urpin, Mrs. William John Robert (Dorothy Ann Wonnacott)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668" calcext:value-type="float">
            <text:p>11668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raeff, Mr. Theodor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53" calcext:value-type="float">
            <text:p>349253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roche, Miss. Simonne Marie Anne Andree</text:p>
          </table:table-cell>
          <table:table-cell office:value-type="string" calcext:value-type="string">
            <text:p>femal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/Paris 2123</text:p>
          </table:table-cell>
          <table:table-cell office:value-type="float" office:value="41.5792" calcext:value-type="float">
            <text:p>41.57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vaney, Miss. Margaret Delia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0958" calcext:value-type="float">
            <text:p>330958</text:p>
          </table:table-cell>
          <table:table-cell office:value-type="float" office:value="7.8792" calcext:value-type="float">
            <text:p>7.8792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gers, Mr. William Joh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C./A.4. 23567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nnon, Mr. Denis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0371" calcext:value-type="float">
            <text:p>370371</text:p>
          </table:table-cell>
          <table:table-cell office:value-type="float" office:value="15.5" calcext:value-type="float">
            <text:p>15.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'Driscoll, Miss. Bridget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4311" calcext:value-type="float">
            <text:p>14311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maan, Mr. Youssef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662" calcext:value-type="float">
            <text:p>2662</text:p>
          </table:table-cell>
          <table:table-cell office:value-type="float" office:value="21.6792" calcext:value-type="float">
            <text:p>21.67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nold-Franchi, Mrs. Josef (Josefine Franchi)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9237" calcext:value-type="float">
            <text:p>349237</text:p>
          </table:table-cell>
          <table:table-cell office:value-type="float" office:value="17.8" calcext:value-type="float">
            <text:p>17.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nula, Master. Juha Niilo</text:p>
          </table:table-cell>
          <table:table-cell office:value-type="string" calcext:value-type="string">
            <text:p>male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101295" calcext:value-type="float">
            <text:p>3101295</text:p>
          </table:table-cell>
          <table:table-cell office:value-type="float" office:value="39.6875" calcext:value-type="float">
            <text:p>39.68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sworthy, Mr. Richard Cater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4. 39886</text:p>
          </table:table-cell>
          <table:table-cell office:value-type="float" office:value="7.8" calcext:value-type="float">
            <text:p>7.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arper, Mrs. Henry Sleeper (Myna Haxtun)</text:p>
          </table:table-cell>
          <table:table-cell office:value-type="string" calcext:value-type="string">
            <text:p>female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572</text:p>
          </table:table-cell>
          <table:table-cell office:value-type="float" office:value="76.7292" calcext:value-type="float">
            <text:p>76.7292</text:p>
          </table:table-cell>
          <table:table-cell office:value-type="string" calcext:value-type="string">
            <text:p>D3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unthorpe, Mrs. Lizzie (Elizabeth Anne Wilkinson)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26" calcext:value-type="float">
            <text:p>2926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stby, Mr. Engelhart Cornelius</text:p>
          </table:table-cell>
          <table:table-cell office:value-type="string" calcext:value-type="string">
            <text:p>male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3509" calcext:value-type="float">
            <text:p>113509</text:p>
          </table:table-cell>
          <table:table-cell office:value-type="float" office:value="61.9792" calcext:value-type="float">
            <text:p>61.9792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oolner, Mr. Hugh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9947" calcext:value-type="float">
            <text:p>19947</text:p>
          </table:table-cell>
          <table:table-cell office:value-type="float" office:value="35.5" calcext:value-type="float">
            <text:p>35.5</text:p>
          </table:table-cell>
          <table:table-cell office:value-type="string" calcext:value-type="string">
            <text:p>C52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ugg, Miss. Emily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31026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vel, Mr. Mansouer</text:p>
          </table:table-cell>
          <table:table-cell office:value-type="string" calcext:value-type="string">
            <text:p>male</text:p>
          </table:table-cell>
          <table:table-cell office:value-type="float" office:value="28.5" calcext:value-type="float">
            <text:p>28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97" calcext:value-type="float">
            <text:p>2697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st, Miss. Constance Mirium</text:p>
          </table:table-cell>
          <table:table-cell office:value-type="string" calcext:value-type="string">
            <text:p>femal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.A. 34651</text:p>
          </table:table-cell>
          <table:table-cell office:value-type="float" office:value="27.75" calcext:value-type="float">
            <text:p>27.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odwin, Master. William Frederick</text:p>
          </table:table-cell>
          <table:table-cell office:value-type="string" calcext:value-type="string">
            <text:p>male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 2144</text:p>
          </table:table-cell>
          <table:table-cell office:value-type="float" office:value="46.9" calcext:value-type="float">
            <text:p>46.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rayanian, Mr. Orsen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69" calcext:value-type="float">
            <text:p>2669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card, Miss. Amelie</text:p>
          </table:table-cell>
          <table:table-cell office:value-type="string" calcext:value-type="string">
            <text:p>female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572" calcext:value-type="float">
            <text:p>11357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B28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rris, Mr. Henry Birkhardt</text:p>
          </table:table-cell>
          <table:table-cell office:value-type="string" calcext:value-type="string">
            <text:p>male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973" calcext:value-type="float">
            <text:p>36973</text:p>
          </table:table-cell>
          <table:table-cell office:value-type="float" office:value="83.475" calcext:value-type="float">
            <text:p>83.475</text:p>
          </table:table-cell>
          <table:table-cell office:value-type="string" calcext:value-type="string">
            <text:p>C8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koog, Master. Harald</text:p>
          </table:table-cell>
          <table:table-cell office:value-type="string" calcext:value-type="string">
            <text:p>mal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47088" calcext:value-type="float">
            <text:p>347088</text:p>
          </table:table-cell>
          <table:table-cell office:value-type="float" office:value="27.9" calcext:value-type="float">
            <text:p>27.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ewart, Mr. Albert A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605</text:p>
          </table:table-cell>
          <table:table-cell office:value-type="float" office:value="27.7208" calcext:value-type="float">
            <text:p>27.720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ubarek, Master. Gerio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661" calcext:value-type="float">
            <text:p>2661</text:p>
          </table:table-cell>
          <table:table-cell office:value-type="float" office:value="15.2458" calcext:value-type="float">
            <text:p>15.245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ye, Mrs. (Elizabeth Ramell)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29395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F3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rease, Mr. Ernest James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P. 3464</text:p>
          </table:table-cell>
          <table:table-cell office:value-type="float" office:value="8.1583" calcext:value-type="float">
            <text:p>8.158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ersson, Miss. Erna Alexandra</text:p>
          </table:table-cell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101281" calcext:value-type="float">
            <text:p>3101281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ink, Mr. Vincenz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15151" calcext:value-type="float">
            <text:p>315151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enkin, Mr. Stephen Curnow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33111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odwin, Miss. Lillian Amy</text:p>
          </table:table-cell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 2144</text:p>
          </table:table-cell>
          <table:table-cell office:value-type="float" office:value="46.9" calcext:value-type="float">
            <text:p>46.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od, Mr. Ambrose Jr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O.C. 14879</text:p>
          </table:table-cell>
          <table:table-cell office:value-type="float" office:value="73.5" calcext:value-type="float">
            <text:p>73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ronopoulos, Mr. Apostolos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80" calcext:value-type="float">
            <text:p>2680</text:p>
          </table:table-cell>
          <table:table-cell office:value-type="float" office:value="14.4542" calcext:value-type="float">
            <text:p>14.454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ing, Mr. Lee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1" calcext:value-type="float">
            <text:p>1601</text:p>
          </table:table-cell>
          <table:table-cell office:value-type="float" office:value="56.4958" calcext:value-type="float">
            <text:p>56.4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en, Mr. Sigurd Hansen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8123" calcext:value-type="float">
            <text:p>348123</text:p>
          </table:table-cell>
          <table:table-cell office:value-type="float" office:value="7.65" calcext:value-type="float">
            <text:p>7.65</text:p>
          </table:table-cell>
          <table:table-cell office:value-type="string" calcext:value-type="string">
            <text:p>F G7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aneff, Mr. Iva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08" calcext:value-type="float">
            <text:p>349208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utal, Mr. Rahamin Haim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74746" calcext:value-type="float">
            <text:p>374746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ldwell, Master. Alden Gates</text:p>
          </table:table-cell>
          <table:table-cell office:value-type="string" calcext:value-type="string">
            <text:p>male</text:p>
          </table:table-cell>
          <table:table-cell office:value-type="float" office:value="0.83" calcext:value-type="float">
            <text:p>0.8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48738" calcext:value-type="float">
            <text:p>248738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wdell, Miss. Elizabeth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4516" calcext:value-type="float">
            <text:p>364516</text:p>
          </table:table-cell>
          <table:table-cell office:value-type="float" office:value="12.475" calcext:value-type="float">
            <text:p>12.4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elens, Mr. Achille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767" calcext:value-type="float">
            <text:p>345767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heerlinck, Mr. Jan Baptist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779" calcext:value-type="float">
            <text:p>345779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Dermott, Miss. Brigdet Delia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0932" calcext:value-type="float">
            <text:p>330932</text:p>
          </table:table-cell>
          <table:table-cell office:value-type="float" office:value="7.7875" calcext:value-type="float">
            <text:p>7.78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rau, Mr. Francisco M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059" calcext:value-type="float">
            <text:p>113059</text:p>
          </table:table-cell>
          <table:table-cell office:value-type="float" office:value="47.1" calcext:value-type="float">
            <text:p>47.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lett, Miss. Bertha</text:p>
          </table:table-cell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/C 14885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kstrom, Mrs. Karl Alfred (Maria Mathilda Gustafsson)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101278" calcext:value-type="float">
            <text:p>3101278</text:p>
          </table:table-cell>
          <table:table-cell office:value-type="float" office:value="15.85" calcext:value-type="float">
            <text:p>15.8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rd, Mr. William Neal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./C. 6608</text:p>
          </table:table-cell>
          <table:table-cell office:value-type="float" office:value="34.375" calcext:value-type="float">
            <text:p>34.3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ocovski, Mr. Selman Franci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Q 392086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ortune, Miss. Mabel Helen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9950" calcext:value-type="float">
            <text:p>19950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C23 C25 C2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elotti, Mr. Francesco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3275" calcext:value-type="float">
            <text:p>343275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ristmann, Mr. Emil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3276" calcext:value-type="float">
            <text:p>343276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reasson, Mr. Paul Edvin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466" calcext:value-type="float">
            <text:p>347466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ffee, Mr. Herbert Fuller</text:p>
          </table:table-cell>
          <table:table-cell office:value-type="string" calcext:value-type="string">
            <text:p>male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.E.P. 5734</text:p>
          </table:table-cell>
          <table:table-cell office:value-type="float" office:value="61.175" calcext:value-type="float">
            <text:p>61.175</text:p>
          </table:table-cell>
          <table:table-cell office:value-type="string" calcext:value-type="string">
            <text:p>E3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an, Mr. Bertram Frank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.A. 2315</text:p>
          </table:table-cell>
          <table:table-cell office:value-type="float" office:value="20.575" calcext:value-type="float">
            <text:p>20.5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xon, Mr. Daniel</text:p>
          </table:table-cell>
          <table:table-cell office:value-type="string" calcext:value-type="string">
            <text:p>male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4500" calcext:value-type="float">
            <text:p>364500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horney, Mr. Charles Joseph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74910" calcext:value-type="float">
            <text:p>374910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ldschmidt, Mr. George B</text:p>
          </table:table-cell>
          <table:table-cell office:value-type="string" calcext:value-type="string">
            <text:p>male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54</text:p>
          </table:table-cell>
          <table:table-cell office:value-type="float" office:value="34.6542" calcext:value-type="float">
            <text:p>34.6542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reenfield, Mr. William Bertram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759</text:p>
          </table:table-cell>
          <table:table-cell office:value-type="float" office:value="63.3583" calcext:value-type="float">
            <text:p>63.3583</text:p>
          </table:table-cell>
          <table:table-cell office:value-type="string" calcext:value-type="string">
            <text:p>D10 D1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ling, Mrs. John T (Ada Julia Bone)</text:p>
          </table:table-cell>
          <table:table-cell office:value-type="string" calcext:value-type="string">
            <text:p>female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1919" calcext:value-type="float">
            <text:p>231919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ntor, Mr. Sinai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4367" calcext:value-type="float">
            <text:p>244367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tranec, Miss. Matilda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45" calcext:value-type="float">
            <text:p>349245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troff, Mr. Pastcho ("Pentcho")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15" calcext:value-type="float">
            <text:p>349215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ite, Mr. Richard Frasar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5281" calcext:value-type="float">
            <text:p>35281</text:p>
          </table:table-cell>
          <table:table-cell office:value-type="float" office:value="77.2875" calcext:value-type="float">
            <text:p>77.2875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ansson, Mr. Gustaf Joel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40" calcext:value-type="float">
            <text:p>7540</text:p>
          </table:table-cell>
          <table:table-cell office:value-type="float" office:value="8.6542" calcext:value-type="float">
            <text:p>8.65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ustafsson, Mr. Anders Vilhelm</text:p>
          </table:table-cell>
          <table:table-cell office:value-type="string" calcext:value-type="string">
            <text:p>male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101276" calcext:value-type="float">
            <text:p>3101276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onoff, Mr. Stoytcho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07" calcext:value-type="float">
            <text:p>349207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lkjelsvik, Miss. Anna Kristine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3120" calcext:value-type="float">
            <text:p>343120</text:p>
          </table:table-cell>
          <table:table-cell office:value-type="float" office:value="7.65" calcext:value-type="float">
            <text:p>7.6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ss, Mr. Albert Joha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12991" calcext:value-type="float">
            <text:p>312991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kic, Mr. Tido</text:p>
          </table:table-cell>
          <table:table-cell office:value-type="string" calcext:value-type="string">
            <text:p>male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49" calcext:value-type="float">
            <text:p>349249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an, Miss. Bertha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1110" calcext:value-type="float">
            <text:p>371110</text:p>
          </table:table-cell>
          <table:table-cell office:value-type="float" office:value="24.15" calcext:value-type="float">
            <text:p>24.1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rter, Mr. Walter Chamberlain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465" calcext:value-type="float">
            <text:p>11046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C110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abour, Miss. Hileni</text:p>
          </table:table-cell>
          <table:table-cell office:value-type="string" calcext:value-type="string">
            <text:p>female</text:p>
          </table:table-cell>
          <table:table-cell office:value-type="float" office:value="14.5" calcext:value-type="float">
            <text:p>14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5" calcext:value-type="float">
            <text:p>2665</text:p>
          </table:table-cell>
          <table:table-cell office:value-type="float" office:value="14.4542" calcext:value-type="float">
            <text:p>14.454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rton, Mr. David John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4669" calcext:value-type="float">
            <text:p>324669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ussila, Miss. Katriina</text:p>
          </table:table-cell>
          <table:table-cell office:value-type="string" calcext:value-type="string">
            <text:p>femal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136" calcext:value-type="float">
            <text:p>4136</text:p>
          </table:table-cell>
          <table:table-cell office:value-type="float" office:value="9.825" calcext:value-type="float">
            <text:p>9.8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lah, Miss. Malake</text:p>
          </table:table-cell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27" calcext:value-type="float">
            <text:p>2627</text:p>
          </table:table-cell>
          <table:table-cell office:value-type="float" office:value="14.4583" calcext:value-type="float">
            <text:p>14.458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koniemi, Mr. Edvard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94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nors, Mr. Patrick</text:p>
          </table:table-cell>
          <table:table-cell office:value-type="string" calcext:value-type="string">
            <text:p>male</text:p>
          </table:table-cell>
          <table:table-cell office:value-type="float" office:value="70.5" calcext:value-type="float">
            <text:p>7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369" calcext:value-type="float">
            <text:p>370369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urpin, Mr. William John Robert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668" calcext:value-type="float">
            <text:p>11668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xter, Mr. Quigg Edmond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558</text:p>
          </table:table-cell>
          <table:table-cell office:value-type="float" office:value="247.5208" calcext:value-type="float">
            <text:p>247.5208</text:p>
          </table:table-cell>
          <table:table-cell office:value-type="string" calcext:value-type="string">
            <text:p>B58 B6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ersson, Miss. Ellis Anna Maria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47082" calcext:value-type="float">
            <text:p>347082</text:p>
          </table:table-cell>
          <table:table-cell office:value-type="float" office:value="31.275" calcext:value-type="float">
            <text:p>31.2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ckman, Mr. Stanley George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.O.C. 14879</text:p>
          </table:table-cell>
          <table:table-cell office:value-type="float" office:value="73.5" calcext:value-type="float">
            <text:p>73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ore, Mr. Leonard Charle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4. 54510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sser, Mr. Nicholas</text:p>
          </table:table-cell>
          <table:table-cell office:value-type="string" calcext:value-type="string">
            <text:p>male</text:p>
          </table:table-cell>
          <table:table-cell office:value-type="float" office:value="32.5" calcext:value-type="float">
            <text:p>32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7736" calcext:value-type="float">
            <text:p>237736</text:p>
          </table:table-cell>
          <table:table-cell office:value-type="float" office:value="30.0708" calcext:value-type="float">
            <text:p>30.070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bber, Miss. Susan</text:p>
          </table:table-cell>
          <table:table-cell office:value-type="string" calcext:value-type="string">
            <text:p>female</text:p>
          </table:table-cell>
          <table:table-cell office:value-type="float" office:value="32.5" calcext:value-type="float">
            <text:p>32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267" calcext:value-type="float">
            <text:p>2726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10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ite, Mr. Percival Wayland</text:p>
          </table:table-cell>
          <table:table-cell office:value-type="string" calcext:value-type="string">
            <text:p>male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5281" calcext:value-type="float">
            <text:p>35281</text:p>
          </table:table-cell>
          <table:table-cell office:value-type="float" office:value="77.2875" calcext:value-type="float">
            <text:p>77.2875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icola-Yarred, Master. Elias</text:p>
          </table:table-cell>
          <table:table-cell office:value-type="string" calcext:value-type="string">
            <text:p>male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51" calcext:value-type="float">
            <text:p>2651</text:p>
          </table:table-cell>
          <table:table-cell office:value-type="float" office:value="11.2417" calcext:value-type="float">
            <text:p>11.2417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Mahon, Mr. Marti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70372" calcext:value-type="float">
            <text:p>370372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dsen, Mr. Fridtjof Arne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 17369</text:p>
          </table:table-cell>
          <table:table-cell office:value-type="float" office:value="7.1417" calcext:value-type="float">
            <text:p>7.1417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ter, Miss. Anna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668" calcext:value-type="float">
            <text:p>2668</text:p>
          </table:table-cell>
          <table:table-cell office:value-type="float" office:value="22.3583" calcext:value-type="float">
            <text:p>22.3583</text:p>
          </table:table-cell>
          <table:table-cell office:value-type="string" calcext:value-type="string">
            <text:p>F E69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kstrom, Mr. Johan</text:p>
          </table:table-cell>
          <table:table-cell office:value-type="string" calcext:value-type="string">
            <text:p>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61" calcext:value-type="float">
            <text:p>347061</text:p>
          </table:table-cell>
          <table:table-cell office:value-type="float" office:value="6.975" calcext:value-type="float">
            <text:p>6.9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azenoic, Mr. Jozef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41" calcext:value-type="float">
            <text:p>349241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elho, Mr. Domingos Fernandeo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101307</text:p>
          </table:table-cell>
          <table:table-cell office:value-type="float" office:value="7.05" calcext:value-type="float">
            <text:p>7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bins, Mrs. Alexander A (Grace Charity Laury)</text:p>
          </table:table-cell>
          <table:table-cell office:value-type="string" calcext:value-type="string">
            <text:p>female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/5. 3337</text:p>
          </table:table-cell>
          <table:table-cell office:value-type="float" office:value="14.5" calcext:value-type="float">
            <text:p>14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isz, Mrs. Leopold (Mathilde Francoise Pede)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8414" calcext:value-type="float">
            <text:p>228414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bey, Mr. Samuel James Hayden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2917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chard, Mr. Emile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/PARIS 2133</text:p>
          </table:table-cell>
          <table:table-cell office:value-type="float" office:value="15.0458" calcext:value-type="float">
            <text:p>15.045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ewsom, Miss. Helen Monypeny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752" calcext:value-type="float">
            <text:p>11752</text:p>
          </table:table-cell>
          <table:table-cell office:value-type="float" office:value="26.2833" calcext:value-type="float">
            <text:p>26.2833</text:p>
          </table:table-cell>
          <table:table-cell office:value-type="string" calcext:value-type="string">
            <text:p>D4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utrelle, Mr. Jacques Heath</text:p>
          </table:table-cell>
          <table:table-cell office:value-type="string" calcext:value-type="string">
            <text:p>male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803" calcext:value-type="float">
            <text:p>113803</text:p>
          </table:table-cell>
          <table:table-cell office:value-type="float" office:value="53.1" calcext:value-type="float">
            <text:p>53.1</text:p>
          </table:table-cell>
          <table:table-cell office:value-type="string" calcext:value-type="string">
            <text:p>C12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sen, Mr. Olaf Elon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34" calcext:value-type="float">
            <text:p>7534</text:p>
          </table:table-cell>
          <table:table-cell office:value-type="float" office:value="9.2167" calcext:value-type="float">
            <text:p>9.2167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iglio, Mr. Victor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93</text:p>
          </table:table-cell>
          <table:table-cell office:value-type="float" office:value="79.2" calcext:value-type="float">
            <text:p>79.2</text:p>
          </table:table-cell>
          <table:table-cell office:value-type="string" calcext:value-type="string">
            <text:p>B8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ulos, Mrs. Joseph (Sultana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678" calcext:value-type="float">
            <text:p>2678</text:p>
          </table:table-cell>
          <table:table-cell office:value-type="float" office:value="15.2458" calcext:value-type="float">
            <text:p>15.245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ysten, Miss. Anna Sofia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81" calcext:value-type="float">
            <text:p>347081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kkarainen, Mrs. Pekka Pietari (Elin Matilda Dolck)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N/O2. 3101279</text:p>
          </table:table-cell>
          <table:table-cell office:value-type="float" office:value="15.85" calcext:value-type="float">
            <text:p>15.8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rke, Mr. Jeremiah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5222" calcext:value-type="float">
            <text:p>365222</text:p>
          </table:table-cell>
          <table:table-cell office:value-type="float" office:value="6.75" calcext:value-type="float">
            <text:p>6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drew, Mr. Edgardo Samuel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1945" calcext:value-type="float">
            <text:p>231945</text:p>
          </table:table-cell>
          <table:table-cell office:value-type="float" office:value="11.5" calcext:value-type="float">
            <text:p>11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icholls, Mr. Joseph Charles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.A. 33112</text:p>
          </table:table-cell>
          <table:table-cell office:value-type="float" office:value="36.75" calcext:value-type="float">
            <text:p>36.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ersson, Mr. August Edvard ("Wennerstrom")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043" calcext:value-type="float">
            <text:p>350043</text:p>
          </table:table-cell>
          <table:table-cell office:value-type="float" office:value="7.7958" calcext:value-type="float">
            <text:p>7.7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rd, Miss. Robina Maggie "Ruby"</text:p>
          </table:table-cell>
          <table:table-cell office:value-type="string" calcext:value-type="string">
            <text:p>female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./C. 6608</text:p>
          </table:table-cell>
          <table:table-cell office:value-type="float" office:value="34.375" calcext:value-type="float">
            <text:p>34.3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vratil, Mr. Michel ("Louis M Hoffman")</text:p>
          </table:table-cell>
          <table:table-cell office:value-type="string" calcext:value-type="string">
            <text:p>male</text:p>
          </table:table-cell>
          <table:table-cell office:value-type="float" office:value="36.5" calcext:value-type="float">
            <text:p>36.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30080" calcext:value-type="float">
            <text:p>23008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yles, Rev. Thomas Roussel Davids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4310" calcext:value-type="float">
            <text:p>24431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teman, Rev. Robert James</text:p>
          </table:table-cell>
          <table:table-cell office:value-type="string" calcext:value-type="string">
            <text:p>male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O.P. 1166</text:p>
          </table:table-cell>
          <table:table-cell office:value-type="float" office:value="12.525" calcext:value-type="float">
            <text:p>12.5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ears, Mrs. Thomas (Edith Wearne)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776" calcext:value-type="float">
            <text:p>113776</text:p>
          </table:table-cell>
          <table:table-cell office:value-type="float" office:value="66.6" calcext:value-type="float">
            <text:p>66.6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o, Mr. Alfonzo</text:p>
          </table:table-cell>
          <table:table-cell office:value-type="string" calcext:value-type="string">
            <text:p>male</text:p>
          </table:table-cell>
          <table:table-cell office:value-type="float" office:value="55.5" calcext:value-type="float">
            <text:p>55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.5. 11206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 Billiard, Mr. Austin Blyler</text:p>
          </table:table-cell>
          <table:table-cell office:value-type="string" calcext:value-type="string">
            <text:p>male</text:p>
          </table:table-cell>
          <table:table-cell office:value-type="float" office:value="40.5" calcext:value-type="float">
            <text:p>40.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/5. 851</text:p>
          </table:table-cell>
          <table:table-cell office:value-type="float" office:value="14.5" calcext:value-type="float">
            <text:p>14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sen, Mr. Ole Marti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 265302</text:p>
          </table:table-cell>
          <table:table-cell office:value-type="float" office:value="7.3125" calcext:value-type="float">
            <text:p>7.31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lliams, Mr. Charles Duane</text:p>
          </table:table-cell>
          <table:table-cell office:value-type="string" calcext:value-type="string">
            <text:p>male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597</text:p>
          </table:table-cell>
          <table:table-cell office:value-type="float" office:value="61.3792" calcext:value-type="float">
            <text:p>61.37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ilnagh, Miss. Katherine "Katie"</text:p>
          </table:table-cell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851" calcext:value-type="float">
            <text:p>35851</text:p>
          </table:table-cell>
          <table:table-cell office:value-type="float" office:value="7.7333" calcext:value-type="float">
            <text:p>7.7333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rn, Mr. Harry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Q 392090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iljanic, Mr. Mile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15037" calcext:value-type="float">
            <text:p>315037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ge, Master. Thomas Henry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. 2343</text:p>
          </table:table-cell>
          <table:table-cell office:value-type="float" office:value="69.55" calcext:value-type="float">
            <text:p>69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ribb, Mr. John Hatfield</text:p>
          </table:table-cell>
          <table:table-cell office:value-type="string" calcext:value-type="string">
            <text:p>male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71362" calcext:value-type="float">
            <text:p>371362</text:p>
          </table:table-cell>
          <table:table-cell office:value-type="float" office:value="16.1" calcext:value-type="float">
            <text:p>16.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tt, Mrs. James (Elizabeth "Bessie" Inglis Milne)</text:p>
          </table:table-cell>
          <table:table-cell office:value-type="string" calcext:value-type="string">
            <text:p>fe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33595</text:p>
          </table:table-cell>
          <table:table-cell office:value-type="float" office:value="15.75" calcext:value-type="float">
            <text:p>15.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ngtsson, Mr. John Viktor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68" calcext:value-type="float">
            <text:p>347068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lic, Mr. Jovo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93" calcext:value-type="float">
            <text:p>315093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nula, Master. Eino Viljami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101295" calcext:value-type="float">
            <text:p>3101295</text:p>
          </table:table-cell>
          <table:table-cell office:value-type="float" office:value="39.6875" calcext:value-type="float">
            <text:p>39.68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ldsmith, Master. Frank John William "Frankie"</text:p>
          </table:table-cell>
          <table:table-cell office:value-type="string" calcext:value-type="string">
            <text:p>male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63291" calcext:value-type="float">
            <text:p>363291</text:p>
          </table:table-cell>
          <table:table-cell office:value-type="float" office:value="20.525" calcext:value-type="float">
            <text:p>20.5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hibnall, Mrs. (Edith Martha Bowerman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3505" calcext:value-type="float">
            <text:p>11350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E3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koog, Mrs. William (Anna Bernhardina Karlsson)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47088" calcext:value-type="float">
            <text:p>347088</text:p>
          </table:table-cell>
          <table:table-cell office:value-type="float" office:value="27.9" calcext:value-type="float">
            <text:p>27.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umann, Mr. John D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318</text:p>
          </table:table-cell>
          <table:table-cell office:value-type="float" office:value="25.925" calcext:value-type="float">
            <text:p>25.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g, Mr. Lee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1" calcext:value-type="float">
            <text:p>1601</text:p>
          </table:table-cell>
          <table:table-cell office:value-type="float" office:value="56.4958" calcext:value-type="float">
            <text:p>56.4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n der hoef, Mr. Wyckoff</text:p>
          </table:table-cell>
          <table:table-cell office:value-type="string" calcext:value-type="string">
            <text:p>ma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240" calcext:value-type="float">
            <text:p>111240</text:p>
          </table:table-cell>
          <table:table-cell office:value-type="float" office:value="33.5" calcext:value-type="float">
            <text:p>33.5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ce, Master. Arthur</text:p>
          </table:table-cell>
          <table:table-cell office:value-type="string" calcext:value-type="string">
            <text:p>mal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82652" calcext:value-type="float">
            <text:p>382652</text:p>
          </table:table-cell>
          <table:table-cell office:value-type="float" office:value="29.125" calcext:value-type="float">
            <text:p>29.12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nson, Miss. Eleanor Ileen</text:p>
          </table:table-cell>
          <table:table-cell office:value-type="string" calcext:value-type="string">
            <text:p>femal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47742" calcext:value-type="float">
            <text:p>347742</text:p>
          </table:table-cell>
          <table:table-cell office:value-type="float" office:value="11.1333" calcext:value-type="float">
            <text:p>11.133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vola, Mr. Antti Wilhelm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80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ith, Mr. James Clinch</text:p>
          </table:table-cell>
          <table:table-cell office:value-type="string" calcext:value-type="string">
            <text:p>ma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764" calcext:value-type="float">
            <text:p>17764</text:p>
          </table:table-cell>
          <table:table-cell office:value-type="float" office:value="30.6958" calcext:value-type="float">
            <text:p>30.6958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lasen, Mr. Klas Albin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50404" calcext:value-type="float">
            <text:p>350404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febre, Master. Henry Forbes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133" calcext:value-type="float">
            <text:p>4133</text:p>
          </table:table-cell>
          <table:table-cell office:value-type="float" office:value="25.4667" calcext:value-type="float">
            <text:p>25.4667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sham, Miss. Ann Elizabeth</text:p>
          </table:table-cell>
          <table:table-cell office:value-type="string" calcext:value-type="string">
            <text:p>female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95</text:p>
          </table:table-cell>
          <table:table-cell office:value-type="float" office:value="28.7125" calcext:value-type="float">
            <text:p>28.7125</text:p>
          </table:table-cell>
          <table:table-cell office:value-type="string" calcext:value-type="string">
            <text:p>C49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le, Mr. Reginald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653" calcext:value-type="float">
            <text:p>25065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onard, Mr. Lionel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IN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ge, Miss. Constance Gladys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. 2343</text:p>
          </table:table-cell>
          <table:table-cell office:value-type="float" office:value="69.55" calcext:value-type="float">
            <text:p>69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not, Mr. Rene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/PARIS 2131</text:p>
          </table:table-cell>
          <table:table-cell office:value-type="float" office:value="15.05" calcext:value-type="float">
            <text:p>15.0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plund, Master. Clarence Gustaf Hugo</text:p>
          </table:table-cell>
          <table:table-cell office:value-type="string" calcext:value-type="string">
            <text:p>male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47077" calcext:value-type="float">
            <text:p>347077</text:p>
          </table:table-cell>
          <table:table-cell office:value-type="float" office:value="31.3875" calcext:value-type="float">
            <text:p>31.38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cker, Master. Richard F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30136" calcext:value-type="float">
            <text:p>23013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ink-Heilmann, Miss. Luise Gretchen</text:p>
          </table:table-cell>
          <table:table-cell office:value-type="string" calcext:value-type="string">
            <text:p>femal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15153" calcext:value-type="float">
            <text:p>315153</text:p>
          </table:table-cell>
          <table:table-cell office:value-type="float" office:value="22.025" calcext:value-type="float">
            <text:p>22.0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d, Mr. Hugh Roscoe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3767" calcext:value-type="float">
            <text:p>11376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32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'Brien, Mrs. Thomas (Johanna "Hannah" Godfrey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0365" calcext:value-type="float">
            <text:p>370365</text:p>
          </table:table-cell>
          <table:table-cell office:value-type="float" office:value="15.5" calcext:value-type="float">
            <text:p>15.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omaine, Mr. Charles Hallace ("Mr C Rolmane")</text:p>
          </table:table-cell>
          <table:table-cell office:value-type="string" calcext:value-type="string">
            <text:p>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428" calcext:value-type="float">
            <text:p>111428</text:p>
          </table:table-cell>
          <table:table-cell office:value-type="float" office:value="26.55" calcext:value-type="float">
            <text:p>26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urke, Mr. John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4849" calcext:value-type="float">
            <text:p>364849</text:p>
          </table:table-cell>
          <table:table-cell office:value-type="float" office:value="15.5" calcext:value-type="float">
            <text:p>15.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urcin, Mr. Stjepan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47" calcext:value-type="float">
            <text:p>349247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nsky, Mrs. (Rosa)</text:p>
          </table:table-cell>
          <table:table-cell office:value-type="string" calcext:value-type="string">
            <text:p>fe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4604" calcext:value-type="float">
            <text:p>23460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rbines, Mr. William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424" calcext:value-type="float">
            <text:p>2842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ersen-Jensen, Miss. Carla Christine Nielsine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0046" calcext:value-type="float">
            <text:p>350046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vratil, Master. Michel M</text:p>
          </table:table-cell>
          <table:table-cell office:value-type="string" calcext:value-type="string">
            <text:p>mal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0080" calcext:value-type="float">
            <text:p>23008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rown, Mrs. James Joseph (Margaret Tobin)</text:p>
          </table:table-cell>
          <table:table-cell office:value-type="string" calcext:value-type="string">
            <text:p>female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610</text:p>
          </table:table-cell>
          <table:table-cell office:value-type="float" office:value="27.7208" calcext:value-type="float">
            <text:p>27.7208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urette, Miss. Elise</text:p>
          </table:table-cell>
          <table:table-cell office:value-type="string" calcext:value-type="string">
            <text:p>fema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69</text:p>
          </table:table-cell>
          <table:table-cell office:value-type="float" office:value="146.5208" calcext:value-type="float">
            <text:p>146.5208</text:p>
          </table:table-cell>
          <table:table-cell office:value-type="string" calcext:value-type="string">
            <text:p>B8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rnagh, Mr. Robert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8703" calcext:value-type="float">
            <text:p>368703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sen, Mr. Karl Siegwart Andreas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579" calcext:value-type="float">
            <text:p>4579</text:p>
          </table:table-cell>
          <table:table-cell office:value-type="float" office:value="8.4042" calcext:value-type="float">
            <text:p>8.40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digan, Miss. Margaret "Maggie"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70370" calcext:value-type="float">
            <text:p>370370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rois, Miss. Henriette ("Mrs Harbeck")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8747" calcext:value-type="float">
            <text:p>24874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de Walle, Mr. Nestor Cyriel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770" calcext:value-type="float">
            <text:p>345770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ge, Mr. Frederick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. 2343</text:p>
          </table:table-cell>
          <table:table-cell office:value-type="float" office:value="69.55" calcext:value-type="float">
            <text:p>69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anson, Mr. Jakob Alfred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01264" calcext:value-type="float">
            <text:p>3101264</text:p>
          </table:table-cell>
          <table:table-cell office:value-type="float" office:value="6.4958" calcext:value-type="float">
            <text:p>6.4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ouseff, Mr. Gerious</text:p>
          </table:table-cell>
          <table:table-cell office:value-type="string" calcext:value-type="string">
            <text:p>male</text:p>
          </table:table-cell>
          <table:table-cell office:value-type="float" office:value="45.5" calcext:value-type="float">
            <text:p>45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28" calcext:value-type="float">
            <text:p>2628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hen, Mr. Gurshon "Gus"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 3540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rom, Miss. Telma Matilda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47054" calcext:value-type="float">
            <text:p>347054</text:p>
          </table:table-cell>
          <table:table-cell office:value-type="float" office:value="10.4625" calcext:value-type="float">
            <text:p>10.4625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kstrom, Mr. Karl Alfred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01278" calcext:value-type="float">
            <text:p>3101278</text:p>
          </table:table-cell>
          <table:table-cell office:value-type="float" office:value="15.85" calcext:value-type="float">
            <text:p>15.8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bimona, Mr. Nassef Cassem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99" calcext:value-type="float">
            <text:p>2699</text:p>
          </table:table-cell>
          <table:table-cell office:value-type="float" office:value="18.7875" calcext:value-type="float">
            <text:p>18.787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rr, Miss. Helen "Ellen"</text:p>
          </table:table-cell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7231" calcext:value-type="float">
            <text:p>367231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lank, Mr. Henry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277" calcext:value-type="float">
            <text:p>11227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3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i, Mr. Ahmed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101311</text:p>
          </table:table-cell>
          <table:table-cell office:value-type="float" office:value="7.05" calcext:value-type="float">
            <text:p>7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meron, Miss. Clear Annie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.C.C. 13528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rkin, Mr. John Henry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 21174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vard, Mr. Hans Kristensen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646" calcext:value-type="float">
            <text:p>250646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iernan, Mr. Philip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7229" calcext:value-type="float">
            <text:p>367229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ewell, Miss. Madeleine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273" calcext:value-type="float">
            <text:p>35273</text:p>
          </table:table-cell>
          <table:table-cell office:value-type="float" office:value="113.275" calcext:value-type="float">
            <text:p>113.275</text:p>
          </table:table-cell>
          <table:table-cell office:value-type="string" calcext:value-type="string">
            <text:p>D3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nkanen, Miss. Eliina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2. 3101283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cobsohn, Mr. Sidney Samuel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3847" calcext:value-type="float">
            <text:p>243847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azzani, Miss. Albina</text:p>
          </table:table-cell>
          <table:table-cell office:value-type="string" calcext:value-type="string">
            <text:p>fe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813" calcext:value-type="float">
            <text:p>11813</text:p>
          </table:table-cell>
          <table:table-cell office:value-type="float" office:value="76.2917" calcext:value-type="float">
            <text:p>76.2917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rris, Mr. Walter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/C 14208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nderland, Mr. Victor Francis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Q 392089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acken, Mr. James H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0367" calcext:value-type="float">
            <text:p>22036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een, Mr. George Henry</text:p>
          </table:table-cell>
          <table:table-cell office:value-type="string" calcext:value-type="string">
            <text:p>male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440" calcext:value-type="float">
            <text:p>21440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nkoff, Mr. Christ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34" calcext:value-type="float">
            <text:p>349234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oyt, Mr. Frederick Maxfield</text:p>
          </table:table-cell>
          <table:table-cell office:value-type="string" calcext:value-type="string">
            <text:p>male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943" calcext:value-type="float">
            <text:p>1994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9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rglund, Mr. Karl Ivar Sven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P 4348</text:p>
          </table:table-cell>
          <table:table-cell office:value-type="float" office:value="9.35" calcext:value-type="float">
            <text:p>9.3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llors, Mr. William John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W/PP 751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vell, Mr. John Hall ("Henry")</text:p>
          </table:table-cell>
          <table:table-cell office:value-type="string" calcext:value-type="string">
            <text:p>male</text:p>
          </table:table-cell>
          <table:table-cell office:value-type="float" office:value="20.5" calcext:value-type="float">
            <text:p>2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 21173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hlstrom, Mr. Arne Jonas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6171" calcext:value-type="float">
            <text:p>23617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febre, Miss. Mathilde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133" calcext:value-type="float">
            <text:p>4133</text:p>
          </table:table-cell>
          <table:table-cell office:value-type="float" office:value="25.4667" calcext:value-type="float">
            <text:p>25.4667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arris, Mrs. Henry Birkhardt (Irene Wallach)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973" calcext:value-type="float">
            <text:p>36973</text:p>
          </table:table-cell>
          <table:table-cell office:value-type="float" office:value="83.475" calcext:value-type="float">
            <text:p>83.475</text:p>
          </table:table-cell>
          <table:table-cell office:value-type="string" calcext:value-type="string">
            <text:p>C8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rsson, Mr. Bengt Edvin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67" calcext:value-type="float">
            <text:p>347067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jostedt, Mr. Ernst Adolf</text:p>
          </table:table-cell>
          <table:table-cell office:value-type="string" calcext:value-type="string">
            <text:p>male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442" calcext:value-type="float">
            <text:p>237442</text:p>
          </table:table-cell>
          <table:table-cell office:value-type="float" office:value="13.5" calcext:value-type="float">
            <text:p>13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plund, Miss. Lillian Gertrud</text:p>
          </table:table-cell>
          <table:table-cell office:value-type="string" calcext:value-type="string">
            <text:p>femal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47077" calcext:value-type="float">
            <text:p>347077</text:p>
          </table:table-cell>
          <table:table-cell office:value-type="float" office:value="31.3875" calcext:value-type="float">
            <text:p>31.38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yson, Mr. Robert William Norman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29566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rknett, Miss. Alice Phoebe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./C. 6609</text:p>
          </table:table-cell>
          <table:table-cell office:value-type="float" office:value="7.55" calcext:value-type="float">
            <text:p>7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ld, Mr. Stephen</text:p>
          </table:table-cell>
          <table:table-cell office:value-type="string" calcext:value-type="string">
            <text:p>male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707" calcext:value-type="float">
            <text:p>26707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llyer, Miss. Marjorie "Lottie"</text:p>
          </table:table-cell>
          <table:table-cell office:value-type="string" calcext:value-type="string">
            <text:p>female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.A. 31921</text:p>
          </table:table-cell>
          <table:table-cell office:value-type="float" office:value="26.25" calcext:value-type="float">
            <text:p>26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ngelly, Mr. Frederick William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665" calcext:value-type="float">
            <text:p>28665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unt, Mr. George Henry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O/W 1585</text:p>
          </table:table-cell>
          <table:table-cell office:value-type="float" office:value="12.275" calcext:value-type="float">
            <text:p>12.2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abour, Miss. Thamine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5" calcext:value-type="float">
            <text:p>2665</text:p>
          </table:table-cell>
          <table:table-cell office:value-type="float" office:value="14.4542" calcext:value-type="float">
            <text:p>14.454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rphy, Miss. Katherine "Kate"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7230" calcext:value-type="float">
            <text:p>367230</text:p>
          </table:table-cell>
          <table:table-cell office:value-type="float" office:value="15.5" calcext:value-type="float">
            <text:p>15.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leridge, Mr. Reginald Charles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./C. 14263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enpaa, Mr. Matti Alexanteri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75</text:p>
          </table:table-cell>
          <table:table-cell office:value-type="float" office:value="7.125" calcext:value-type="float">
            <text:p>7.1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lah, Mr. Sleiman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94" calcext:value-type="float">
            <text:p>2694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nahan, Dr. William Edward</text:p>
          </table:table-cell>
          <table:table-cell office:value-type="string" calcext:value-type="string">
            <text:p>male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9928" calcext:value-type="float">
            <text:p>1992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78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dahl, Miss. Agda Thorilda Viktoria</text:p>
          </table:table-cell>
          <table:table-cell office:value-type="string" calcext:value-type="string">
            <text:p>fe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71" calcext:value-type="float">
            <text:p>347071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malainen, Mrs. William (Anna)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50649" calcext:value-type="float">
            <text:p>250649</text:p>
          </table:table-cell>
          <table:table-cell office:value-type="float" office:value="14.5" calcext:value-type="float">
            <text:p>14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eckwith, Mr. Richard Leonard</text:p>
          </table:table-cell>
          <table:table-cell office:value-type="string" calcext:value-type="string">
            <text:p>male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751" calcext:value-type="float">
            <text:p>11751</text:p>
          </table:table-cell>
          <table:table-cell office:value-type="float" office:value="52.5542" calcext:value-type="float">
            <text:p>52.5542</text:p>
          </table:table-cell>
          <table:table-cell office:value-type="string" calcext:value-type="string">
            <text:p>D35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rter, Rev. Ernest Courtenay</text:p>
          </table:table-cell>
          <table:table-cell office:value-type="string" calcext:value-type="string">
            <text:p>male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4252" calcext:value-type="float">
            <text:p>244252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ed, Mr. James George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2316" calcext:value-type="float">
            <text:p>362316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rom, Mrs. Wilhelm (Elna Matilda Persson)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7054" calcext:value-type="float">
            <text:p>347054</text:p>
          </table:table-cell>
          <table:table-cell office:value-type="float" office:value="10.4625" calcext:value-type="float">
            <text:p>10.4625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ead, Mr. William Thomas</text:p>
          </table:table-cell>
          <table:table-cell office:value-type="string" calcext:value-type="string">
            <text:p>male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514" calcext:value-type="float">
            <text:p>113514</text:p>
          </table:table-cell>
          <table:table-cell office:value-type="float" office:value="26.55" calcext:value-type="float">
            <text:p>26.55</text:p>
          </table:table-cell>
          <table:table-cell office:value-type="string" calcext:value-type="string">
            <text:p>C8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bb, Mr. William Arthur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/5. 3336</text:p>
          </table:table-cell>
          <table:table-cell office:value-type="float" office:value="16.1" calcext:value-type="float">
            <text:p>16.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sblom, Mrs. Viktor (Helena Wilhelmina)</text:p>
          </table:table-cell>
          <table:table-cell office:value-type="string" calcext:value-type="string">
            <text:p>female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70129" calcext:value-type="float">
            <text:p>370129</text:p>
          </table:table-cell>
          <table:table-cell office:value-type="float" office:value="20.2125" calcext:value-type="float">
            <text:p>20.21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uma, Mrs. Darwis (Hanne Youssef Razi)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650" calcext:value-type="float">
            <text:p>2650</text:p>
          </table:table-cell>
          <table:table-cell office:value-type="float" office:value="15.2458" calcext:value-type="float">
            <text:p>15.245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horne, Mrs. Gertrude Maybelle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85</text:p>
          </table:table-cell>
          <table:table-cell office:value-type="float" office:value="79.2" calcext:value-type="float">
            <text:p>79.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herry, Miss. Gladys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152" calcext:value-type="float">
            <text:p>110152</text:p>
          </table:table-cell>
          <table:table-cell office:value-type="float" office:value="86.5" calcext:value-type="float">
            <text:p>86.5</text:p>
          </table:table-cell>
          <table:table-cell office:value-type="string" calcext:value-type="string">
            <text:p>B7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ard, Miss. Anna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55</text:p>
          </table:table-cell>
          <table:table-cell office:value-type="float" office:value="512.3292" calcext:value-type="float">
            <text:p>512.32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rish, Mrs. (Lutie Davis)</text:p>
          </table:table-cell>
          <table:table-cell office:value-type="string" calcext:value-type="string">
            <text:p>female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0433" calcext:value-type="float">
            <text:p>23043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ith, Mr. Thoma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84461" calcext:value-type="float">
            <text:p>384461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plund, Master. Edvin Rojj Felix</text:p>
          </table:table-cell>
          <table:table-cell office:value-type="string" calcext:value-type="string">
            <text:p>mal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47077" calcext:value-type="float">
            <text:p>347077</text:p>
          </table:table-cell>
          <table:table-cell office:value-type="float" office:value="31.3875" calcext:value-type="float">
            <text:p>31.38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ussig, Mr. Emil</text:p>
          </table:table-cell>
          <table:table-cell office:value-type="string" calcext:value-type="string">
            <text:p>male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0413" calcext:value-type="float">
            <text:p>110413</text:p>
          </table:table-cell>
          <table:table-cell office:value-type="float" office:value="79.65" calcext:value-type="float">
            <text:p>79.65</text:p>
          </table:table-cell>
          <table:table-cell office:value-type="string" calcext:value-type="string">
            <text:p>E6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rrison, Mr. William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059" calcext:value-type="float">
            <text:p>1120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94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nry, Miss. Delia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82649" calcext:value-type="float">
            <text:p>382649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eves, Mr. David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17248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nula, Mr. Ernesti Arvid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101295" calcext:value-type="float">
            <text:p>3101295</text:p>
          </table:table-cell>
          <table:table-cell office:value-type="float" office:value="39.6875" calcext:value-type="float">
            <text:p>39.68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rsson, Mr. Ernst Ulrik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7083" calcext:value-type="float">
            <text:p>347083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raham, Mrs. William Thompson (Edith Junkins)</text:p>
          </table:table-cell>
          <table:table-cell office:value-type="string" calcext:value-type="string">
            <text:p>female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582</text:p>
          </table:table-cell>
          <table:table-cell office:value-type="float" office:value="153.4625" calcext:value-type="float">
            <text:p>153.4625</text:p>
          </table:table-cell>
          <table:table-cell office:value-type="string" calcext:value-type="string">
            <text:p>C125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issette, Miss. Amelia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60</text:p>
          </table:table-cell>
          <table:table-cell office:value-type="float" office:value="135.6333" calcext:value-type="float">
            <text:p>135.6333</text:p>
          </table:table-cell>
          <table:table-cell office:value-type="string" calcext:value-type="string">
            <text:p>C99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irns, Mr. Alexander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3798" calcext:value-type="float">
            <text:p>11379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rnquist, Mr. William Henry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IN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llinger, Mrs. (Elizabeth Anne Maidment)</text:p>
          </table:table-cell>
          <table:table-cell office:value-type="string" calcext:value-type="string">
            <text:p>female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0644" calcext:value-type="float">
            <text:p>250644</text:p>
          </table:table-cell>
          <table:table-cell office:value-type="float" office:value="19.5" calcext:value-type="float">
            <text:p>19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sch, Mr. Charles H</text:p>
          </table:table-cell>
          <table:table-cell office:value-type="string" calcext:value-type="string">
            <text:p>male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596</text:p>
          </table:table-cell>
          <table:table-cell office:value-type="float" office:value="29.7" calcext:value-type="float">
            <text:p>29.7</text:p>
          </table:table-cell>
          <table:table-cell office:value-type="string" calcext:value-type="string">
            <text:p>C118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aly, Miss. Hanora "Nora"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70375" calcext:value-type="float">
            <text:p>370375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ndrews, Miss. Kornelia Theodosia</text:p>
          </table:table-cell>
          <table:table-cell office:value-type="string" calcext:value-type="string">
            <text:p>female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502" calcext:value-type="float">
            <text:p>13502</text:p>
          </table:table-cell>
          <table:table-cell office:value-type="float" office:value="77.9583" calcext:value-type="float">
            <text:p>77.9583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dblom, Miss. Augusta Charlotta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73" calcext:value-type="float">
            <text:p>347073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kes, Mr. Francis "Frank"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39853" calcext:value-type="float">
            <text:p>23985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ce, Master. Eric</text:p>
          </table:table-cell>
          <table:table-cell office:value-type="string" calcext:value-type="string">
            <text:p>male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82652" calcext:value-type="float">
            <text:p>382652</text:p>
          </table:table-cell>
          <table:table-cell office:value-type="float" office:value="29.125" calcext:value-type="float">
            <text:p>29.12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bbott, Mrs. Stanton (Rosa Hunt)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.A. 2673</text:p>
          </table:table-cell>
          <table:table-cell office:value-type="float" office:value="20.25" calcext:value-type="float">
            <text:p>20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uane, Mr. Frank</text:p>
          </table:table-cell>
          <table:table-cell office:value-type="string" calcext:value-type="string">
            <text:p>male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6439" calcext:value-type="float">
            <text:p>336439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sson, Mr. Nils Johan Goransson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464" calcext:value-type="float">
            <text:p>347464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 Pelsmaeker, Mr. Alfons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778" calcext:value-type="float">
            <text:p>345778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rking, Mr. Edward Arthur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. 10482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ith, Mr. Richard William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3056" calcext:value-type="float">
            <text:p>11305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19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ankovic, Mr. Ivan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39" calcext:value-type="float">
            <text:p>349239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 Mulder, Mr. Theodore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774" calcext:value-type="float">
            <text:p>345774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idenoff, Mr. Penko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06" calcext:value-type="float">
            <text:p>349206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sono, Mr. Masabumi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98" calcext:value-type="float">
            <text:p>23779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nolly, Miss. Kate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373" calcext:value-type="float">
            <text:p>370373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arber, Miss. Ellen "Nellie"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877" calcext:value-type="float">
            <text:p>19877</text:p>
          </table:table-cell>
          <table:table-cell office:value-type="float" office:value="78.85" calcext:value-type="float">
            <text:p>78.8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ishop, Mrs. Dickinson H (Helen Walton)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967" calcext:value-type="float">
            <text:p>11967</text:p>
          </table:table-cell>
          <table:table-cell office:value-type="float" office:value="91.0792" calcext:value-type="float">
            <text:p>91.0792</text:p>
          </table:table-cell>
          <table:table-cell office:value-type="string" calcext:value-type="string">
            <text:p>B49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vy, Mr. Rene Jacques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/Paris 2163</text:p>
          </table:table-cell>
          <table:table-cell office:value-type="float" office:value="12.875" calcext:value-type="float">
            <text:p>12.87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as, Miss. Aloisia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36" calcext:value-type="float">
            <text:p>349236</text:p>
          </table:table-cell>
          <table:table-cell office:value-type="float" office:value="8.85" calcext:value-type="float">
            <text:p>8.8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neff, Mr. Ivan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33" calcext:value-type="float">
            <text:p>349233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wy, Mr. Ervin G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612</text:p>
          </table:table-cell>
          <table:table-cell office:value-type="float" office:value="27.7208" calcext:value-type="float">
            <text:p>27.720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nna, Mr. Mansour</text:p>
          </table:table-cell>
          <table:table-cell office:value-type="string" calcext:value-type="string">
            <text:p>male</text:p>
          </table:table-cell>
          <table:table-cell office:value-type="float" office:value="23.5" calcext:value-type="float">
            <text:p>23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93" calcext:value-type="float">
            <text:p>2693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ison, Miss. Helen Loraine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3781" calcext:value-type="float">
            <text:p>113781</text:p>
          </table:table-cell>
          <table:table-cell office:value-type="float" office:value="151.55" calcext:value-type="float">
            <text:p>151.55</text:p>
          </table:table-cell>
          <table:table-cell office:value-type="string" calcext:value-type="string">
            <text:p>C22 C2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aalfeld, Mr. Adolphe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9988" calcext:value-type="float">
            <text:p>19988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C10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axter, Mrs. James (Helene DeLaudeniere Chaput)</text:p>
          </table:table-cell>
          <table:table-cell office:value-type="string" calcext:value-type="string">
            <text:p>female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558</text:p>
          </table:table-cell>
          <table:table-cell office:value-type="float" office:value="247.5208" calcext:value-type="float">
            <text:p>247.5208</text:p>
          </table:table-cell>
          <table:table-cell office:value-type="string" calcext:value-type="string">
            <text:p>B58 B6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elly, Miss. Anna Katherine "Annie Kate"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234" calcext:value-type="float">
            <text:p>9234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Coy, Mr. Bernard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67226" calcext:value-type="float">
            <text:p>367226</text:p>
          </table:table-cell>
          <table:table-cell office:value-type="float" office:value="23.25" calcext:value-type="float">
            <text:p>23.2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nson, Mr. William Cahoone Jr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IN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eane, Miss. Nora A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26593" calcext:value-type="float">
            <text:p>226593</text:p>
          </table:table-cell>
          <table:table-cell office:value-type="float" office:value="12.35" calcext:value-type="float">
            <text:p>12.35</text:p>
          </table:table-cell>
          <table:table-cell office:value-type="string" calcext:value-type="string">
            <text:p>E101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lliams, Mr. Howard Hugh "Harry"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 2466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lison, Master. Hudson Trevor</text:p>
          </table:table-cell>
          <table:table-cell office:value-type="string" calcext:value-type="string">
            <text:p>male</text:p>
          </table:table-cell>
          <table:table-cell office:value-type="float" office:value="0.92" calcext:value-type="float">
            <text:p>0.9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3781" calcext:value-type="float">
            <text:p>113781</text:p>
          </table:table-cell>
          <table:table-cell office:value-type="float" office:value="151.55" calcext:value-type="float">
            <text:p>151.55</text:p>
          </table:table-cell>
          <table:table-cell office:value-type="string" calcext:value-type="string">
            <text:p>C22 C2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leming, Miss. Margaret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7421" calcext:value-type="float">
            <text:p>17421</text:p>
          </table:table-cell>
          <table:table-cell office:value-type="float" office:value="110.8833" calcext:value-type="float">
            <text:p>110.883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enasco y Castellana, Mrs. Victor de Satode (Maria Josefa Perez de Soto y Vallejo)</text:p>
          </table:table-cell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758</text:p>
          </table:table-cell>
          <table:table-cell office:value-type="float" office:value="108.9" calcext:value-type="float">
            <text:p>108.9</text:p>
          </table:table-cell>
          <table:table-cell office:value-type="string" calcext:value-type="string">
            <text:p>C6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belson, Mr. Samuel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/PP 3381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rancatelli, Miss. Laura Mabel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485</text:p>
          </table:table-cell>
          <table:table-cell office:value-type="float" office:value="56.9292" calcext:value-type="float">
            <text:p>56.9292</text:p>
          </table:table-cell>
          <table:table-cell office:value-type="string" calcext:value-type="string">
            <text:p>E3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ays, Miss. Margaret Bechstein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767" calcext:value-type="float">
            <text:p>11767</text:p>
          </table:table-cell>
          <table:table-cell office:value-type="float" office:value="83.1583" calcext:value-type="float">
            <text:p>83.1583</text:p>
          </table:table-cell>
          <table:table-cell office:value-type="string" calcext:value-type="string">
            <text:p>C5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yerson, Miss. Emily Borie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C 17608</text:p>
          </table:table-cell>
          <table:table-cell office:value-type="float" office:value="262.375" calcext:value-type="float">
            <text:p>262.375</text:p>
          </table:table-cell>
          <table:table-cell office:value-type="string" calcext:value-type="string">
            <text:p>B57 B59 B63 B6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htinen, Mrs. William (Anna Sylfven)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0651" calcext:value-type="float">
            <text:p>250651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ndekovic, Mr. Ignjac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43" calcext:value-type="float">
            <text:p>349243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rt, Mr. Benjamin</text:p>
          </table:table-cell>
          <table:table-cell office:value-type="string" calcext:value-type="string">
            <text:p>ma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.C.C. 13529</text:p>
          </table:table-cell>
          <table:table-cell office:value-type="float" office:value="26.25" calcext:value-type="float">
            <text:p>26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ilsson, Miss. Helmina Josefina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470" calcext:value-type="float">
            <text:p>347470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ntor, Mrs. Sinai (Miriam Sternin)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4367" calcext:value-type="float">
            <text:p>244367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aweck, Dr. Ernest</text:p>
          </table:table-cell>
          <table:table-cell office:value-type="string" calcext:value-type="string">
            <text:p>male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011" calcext:value-type="float">
            <text:p>2901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ick, Miss. Mary Natalie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6928" calcext:value-type="float">
            <text:p>36928</text:p>
          </table:table-cell>
          <table:table-cell office:value-type="float" office:value="164.8667" calcext:value-type="float">
            <text:p>164.8667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edden, Mrs. Frederic Oakley (Margaretta Corning Stone)</text:p>
          </table:table-cell>
          <table:table-cell office:value-type="string" calcext:value-type="string">
            <text:p>fe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966" calcext:value-type="float">
            <text:p>16966</text:p>
          </table:table-cell>
          <table:table-cell office:value-type="float" office:value="134.5" calcext:value-type="float">
            <text:p>134.5</text:p>
          </table:table-cell>
          <table:table-cell office:value-type="string" calcext:value-type="string">
            <text:p>E3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nnis, Mr. Samuel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 21172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noff, Mr. Yoto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19" calcext:value-type="float">
            <text:p>349219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ayter, Miss. Hilda Mary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4818" calcext:value-type="float">
            <text:p>234818</text:p>
          </table:table-cell>
          <table:table-cell office:value-type="float" office:value="12.35" calcext:value-type="float">
            <text:p>12.3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ldwell, Mrs. Albert Francis (Sylvia Mae Harbaugh)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8738" calcext:value-type="float">
            <text:p>248738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ge, Mr. George John Jr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. 2343</text:p>
          </table:table-cell>
          <table:table-cell office:value-type="float" office:value="69.55" calcext:value-type="float">
            <text:p>69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Young, Miss. Marie Grice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60</text:p>
          </table:table-cell>
          <table:table-cell office:value-type="float" office:value="135.6333" calcext:value-type="float">
            <text:p>135.6333</text:p>
          </table:table-cell>
          <table:table-cell office:value-type="string" calcext:value-type="string">
            <text:p>C3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ysveen, Mr. Johan Hansen</text:p>
          </table:table-cell>
          <table:table-cell office:value-type="string" calcext:value-type="string">
            <text:p>ma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364" calcext:value-type="float">
            <text:p>345364</text:p>
          </table:table-cell>
          <table:table-cell office:value-type="float" office:value="6.2375" calcext:value-type="float">
            <text:p>6.23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ll, Mrs. (Ada E Hall)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551" calcext:value-type="float">
            <text:p>2855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ldsmith, Mrs. Frank John (Emily Alice Brown)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3291" calcext:value-type="float">
            <text:p>363291</text:p>
          </table:table-cell>
          <table:table-cell office:value-type="float" office:value="20.525" calcext:value-type="float">
            <text:p>20.5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ippach, Miss. Jean Gertrude</text:p>
          </table:table-cell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1361" calcext:value-type="float">
            <text:p>111361</text:p>
          </table:table-cell>
          <table:table-cell office:value-type="float" office:value="57.9792" calcext:value-type="float">
            <text:p>57.9792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Coy, Miss. Agnes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67226" calcext:value-type="float">
            <text:p>367226</text:p>
          </table:table-cell>
          <table:table-cell office:value-type="float" office:value="23.25" calcext:value-type="float">
            <text:p>23.2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ner, Mr. Austen</text:p>
          </table:table-cell>
          <table:table-cell office:value-type="string" calcext:value-type="string">
            <text:p>male</text:p>
          </table:table-cell>
          <table:table-cell office:value-type="float" office:value="45.5" calcext:value-type="float">
            <text:p>45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043" calcext:value-type="float">
            <text:p>113043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C124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ham, Mr. George Edward</text:p>
          </table:table-cell>
          <table:table-cell office:value-type="string" calcext:value-type="string">
            <text:p>male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582</text:p>
          </table:table-cell>
          <table:table-cell office:value-type="float" office:value="153.4625" calcext:value-type="float">
            <text:p>153.4625</text:p>
          </table:table-cell>
          <table:table-cell office:value-type="string" calcext:value-type="string">
            <text:p>C9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der Planke, Mr. Leo Edmondus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45764" calcext:value-type="float">
            <text:p>345764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rauenthal, Mrs. Henry William (Clara Heinsheimer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611</text:p>
          </table:table-cell>
          <table:table-cell office:value-type="float" office:value="133.65" calcext:value-type="float">
            <text:p>133.6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nkoff, Mr. Mitt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25" calcext:value-type="float">
            <text:p>349225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ars, Mr. Thomas Clinton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776" calcext:value-type="float">
            <text:p>113776</text:p>
          </table:table-cell>
          <table:table-cell office:value-type="float" office:value="66.6" calcext:value-type="float">
            <text:p>66.6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urns, Miss. Elizabeth Margaret</text:p>
          </table:table-cell>
          <table:table-cell office:value-type="string" calcext:value-type="string">
            <text:p>female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966" calcext:value-type="float">
            <text:p>16966</text:p>
          </table:table-cell>
          <table:table-cell office:value-type="float" office:value="134.5" calcext:value-type="float">
            <text:p>134.5</text:p>
          </table:table-cell>
          <table:table-cell office:value-type="string" calcext:value-type="string">
            <text:p>E4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hl, Mr. Karl Edwart</text:p>
          </table:table-cell>
          <table:table-cell office:value-type="string" calcext:value-type="string">
            <text:p>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98" calcext:value-type="float">
            <text:p>7598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ckwell, Mr. Stephen Weart</text:p>
          </table:table-cell>
          <table:table-cell office:value-type="string" calcext:value-type="string">
            <text:p>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784" calcext:value-type="float">
            <text:p>113784</text:p>
          </table:table-cell>
          <table:table-cell office:value-type="float" office:value="35.5" calcext:value-type="float">
            <text:p>35.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vratil, Master. Edmond Roger</text:p>
          </table:table-cell>
          <table:table-cell office:value-type="string" calcext:value-type="string">
            <text:p>ma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0080" calcext:value-type="float">
            <text:p>23008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ortune, Miss. Alice Elizabeth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9950" calcext:value-type="float">
            <text:p>19950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C23 C25 C2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llander, Mr. Erik Gustaf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8740" calcext:value-type="float">
            <text:p>24874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dgwick, Mr. Charles Frederick Waddington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4361" calcext:value-type="float">
            <text:p>24436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ox, Mr. Stanley Hubert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9236" calcext:value-type="float">
            <text:p>229236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own, Miss. Amelia "Mildred"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8733" calcext:value-type="float">
            <text:p>24873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3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ith, Miss. Marion Elsie</text:p>
          </table:table-cell>
          <table:table-cell office:value-type="string" calcext:value-type="string">
            <text:p>fe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418" calcext:value-type="float">
            <text:p>3141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vison, Mrs. Thomas Henry (Mary E Finck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6525" calcext:value-type="float">
            <text:p>386525</text:p>
          </table:table-cell>
          <table:table-cell office:value-type="float" office:value="16.1" calcext:value-type="float">
            <text:p>16.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utts, Master. William Loch "William"</text:p>
          </table:table-cell>
          <table:table-cell office:value-type="string" calcext:value-type="string">
            <text:p>mal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.A. 37671</text:p>
          </table:table-cell>
          <table:table-cell office:value-type="float" office:value="15.9" calcext:value-type="float">
            <text:p>15.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mic, Mr. Jovan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88" calcext:value-type="float">
            <text:p>315088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dahl, Mr. Nils Martin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67" calcext:value-type="float">
            <text:p>7267</text:p>
          </table:table-cell>
          <table:table-cell office:value-type="float" office:value="9.225" calcext:value-type="float">
            <text:p>9.2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lliams-Lambert, Mr. Fletcher Fellow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3510" calcext:value-type="float">
            <text:p>11351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C128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lias, Mr. Tannous</text:p>
          </table:table-cell>
          <table:table-cell office:value-type="string" calcext:value-type="string">
            <text:p>male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95" calcext:value-type="float">
            <text:p>2695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nold-Franchi, Mr. Josef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9237" calcext:value-type="float">
            <text:p>349237</text:p>
          </table:table-cell>
          <table:table-cell office:value-type="float" office:value="17.8" calcext:value-type="float">
            <text:p>17.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ousif, Mr. Wazli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47" calcext:value-type="float">
            <text:p>2647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den Steen, Mr. Leo Peter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783" calcext:value-type="float">
            <text:p>345783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owerman, Miss. Elsie Edith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3505" calcext:value-type="float">
            <text:p>11350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E3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nk, Miss. Annie Clemmer</text:p>
          </table:table-cell>
          <table:table-cell office:value-type="string" calcext:value-type="string">
            <text:p>female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671" calcext:value-type="float">
            <text:p>23767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Govern, Miss. Mary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0931" calcext:value-type="float">
            <text:p>330931</text:p>
          </table:table-cell>
          <table:table-cell office:value-type="float" office:value="7.8792" calcext:value-type="float">
            <text:p>7.8792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ckler, Miss. Helen Mary "Ellie"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0980" calcext:value-type="float">
            <text:p>330980</text:p>
          </table:table-cell>
          <table:table-cell office:value-type="float" office:value="7.8792" calcext:value-type="float">
            <text:p>7.8792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koog, Mr. Wilhelm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47088" calcext:value-type="float">
            <text:p>347088</text:p>
          </table:table-cell>
          <table:table-cell office:value-type="float" office:value="27.9" calcext:value-type="float">
            <text:p>27.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l Carlo, Mr. Sebastiano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/PARIS 2167</text:p>
          </table:table-cell>
          <table:table-cell office:value-type="float" office:value="27.7208" calcext:value-type="float">
            <text:p>27.720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rbara, Mrs. (Catherine David)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91" calcext:value-type="float">
            <text:p>2691</text:p>
          </table:table-cell>
          <table:table-cell office:value-type="float" office:value="14.4542" calcext:value-type="float">
            <text:p>14.454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im, Mr. Adola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101310</text:p>
          </table:table-cell>
          <table:table-cell office:value-type="float" office:value="7.05" calcext:value-type="float">
            <text:p>7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'Brien, Mr. Thomas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0365" calcext:value-type="float">
            <text:p>370365</text:p>
          </table:table-cell>
          <table:table-cell office:value-type="float" office:value="15.5" calcext:value-type="float">
            <text:p>15.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dahl, Mr. Mauritz Nils Martin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 7076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arren, Mrs. Frank Manley (Anna Sophia Atkinson)</text:p>
          </table:table-cell>
          <table:table-cell office:value-type="string" calcext:value-type="string">
            <text:p>female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0813" calcext:value-type="float">
            <text:p>110813</text:p>
          </table:table-cell>
          <table:table-cell office:value-type="float" office:value="75.25" calcext:value-type="float">
            <text:p>75.25</text:p>
          </table:table-cell>
          <table:table-cell office:value-type="string" calcext:value-type="string">
            <text:p>D37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ussa, Mrs. (Mantoura Boulos)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26" calcext:value-type="float">
            <text:p>2626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ermyn, Miss. Annie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4313" calcext:value-type="float">
            <text:p>14313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ubart, Mme. Leontine Pauline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477</text:p>
          </table:table-cell>
          <table:table-cell office:value-type="float" office:value="69.3" calcext:value-type="float">
            <text:p>69.3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arder, Mr. George Achilles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765" calcext:value-type="float">
            <text:p>11765</text:p>
          </table:table-cell>
          <table:table-cell office:value-type="float" office:value="55.4417" calcext:value-type="float">
            <text:p>55.4417</text:p>
          </table:table-cell>
          <table:table-cell office:value-type="string" calcext:value-type="string">
            <text:p>E5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klund, Mr. Jakob Alfred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01267" calcext:value-type="float">
            <text:p>3101267</text:p>
          </table:table-cell>
          <table:table-cell office:value-type="float" office:value="6.4958" calcext:value-type="float">
            <text:p>6.4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avan, Mr. William Thomas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3951" calcext:value-type="float">
            <text:p>323951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nghini, Mr. Sante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60</text:p>
          </table:table-cell>
          <table:table-cell office:value-type="float" office:value="135.6333" calcext:value-type="float">
            <text:p>135.633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lsson, Miss. Stina Viola</text:p>
          </table:table-cell>
          <table:table-cell office:value-type="string" calcext:value-type="string">
            <text:p>fema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49909" calcext:value-type="float">
            <text:p>349909</text:p>
          </table:table-cell>
          <table:table-cell office:value-type="float" office:value="21.075" calcext:value-type="float">
            <text:p>21.0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eyer, Mrs. Edgar Joseph (Leila Saks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604</text:p>
          </table:table-cell>
          <table:table-cell office:value-type="float" office:value="82.1708" calcext:value-type="float">
            <text:p>82.170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ndergren, Miss. Aurora Adelia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 7077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dener, Mr. Harry Elkins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3503" calcext:value-type="float">
            <text:p>113503</text:p>
          </table:table-cell>
          <table:table-cell office:value-type="float" office:value="211.5" calcext:value-type="float">
            <text:p>211.5</text:p>
          </table:table-cell>
          <table:table-cell office:value-type="string" calcext:value-type="string">
            <text:p>C8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tros, Mr. Tannous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48" calcext:value-type="float">
            <text:p>2648</text:p>
          </table:table-cell>
          <table:table-cell office:value-type="float" office:value="4.0125" calcext:value-type="float">
            <text:p>4.01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ustafsson, Mr. Karl Gideon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69" calcext:value-type="float">
            <text:p>347069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idois, Miss. Rosalie</text:p>
          </table:table-cell>
          <table:table-cell office:value-type="string" calcext:value-type="string">
            <text:p>fe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57</text:p>
          </table:table-cell>
          <table:table-cell office:value-type="float" office:value="227.525" calcext:value-type="float">
            <text:p>227.5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kid, Miss. Maria ("Mary")</text:p>
          </table:table-cell>
          <table:table-cell office:value-type="string" calcext:value-type="string">
            <text:p>fema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653" calcext:value-type="float">
            <text:p>2653</text:p>
          </table:table-cell>
          <table:table-cell office:value-type="float" office:value="15.7417" calcext:value-type="float">
            <text:p>15.7417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ikkanen, Mr. Juho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93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olverson, Mrs. Alexander Oskar (Mary Aline Towner)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789" calcext:value-type="float">
            <text:p>113789</text:p>
          </table:table-cell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otcharsky, Mr. Vasil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27" calcext:value-type="float">
            <text:p>349227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vies, Mr. Charles Henry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O.C. 14879</text:p>
          </table:table-cell>
          <table:table-cell office:value-type="float" office:value="73.5" calcext:value-type="float">
            <text:p>73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odwin, Master. Sidney Leonard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 2144</text:p>
          </table:table-cell>
          <table:table-cell office:value-type="float" office:value="46.9" calcext:value-type="float">
            <text:p>46.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ss, Miss. Kate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849" calcext:value-type="float">
            <text:p>27849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dlier, Mr. Matthew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7655" calcext:value-type="float">
            <text:p>367655</text:p>
          </table:table-cell>
          <table:table-cell office:value-type="float" office:value="7.7292" calcext:value-type="float">
            <text:p>7.7292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hmann, Miss. Bertha</text:p>
          </table:table-cell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 174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rter, Mr. William Ernest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3760" calcext:value-type="float">
            <text:p>11376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B96 B98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ansson, Mr. Carl Olof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034" calcext:value-type="float">
            <text:p>350034</text:p>
          </table:table-cell>
          <table:table-cell office:value-type="float" office:value="7.7958" calcext:value-type="float">
            <text:p>7.7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ustafsson, Mr. Johan Birger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101277" calcext:value-type="float">
            <text:p>3101277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ewell, Miss. Marjorie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273" calcext:value-type="float">
            <text:p>35273</text:p>
          </table:table-cell>
          <table:table-cell office:value-type="float" office:value="113.275" calcext:value-type="float">
            <text:p>113.275</text:p>
          </table:table-cell>
          <table:table-cell office:value-type="string" calcext:value-type="string">
            <text:p>D3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ndstrom, Mrs. Hjalmar (Agnes Charlotta Bengtsson)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P 9549</text:p>
          </table:table-cell>
          <table:table-cell office:value-type="float" office:value="16.7" calcext:value-type="float">
            <text:p>16.7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ansson, Mr. Erik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052" calcext:value-type="float">
            <text:p>350052</text:p>
          </table:table-cell>
          <table:table-cell office:value-type="float" office:value="7.7958" calcext:value-type="float">
            <text:p>7.7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sson, Miss. Elina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407" calcext:value-type="float">
            <text:p>350407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cKane, Mr. Peter David</text:p>
          </table:table-cell>
          <table:table-cell office:value-type="string" calcext:value-type="string">
            <text:p>male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403" calcext:value-type="float">
            <text:p>2840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in, Dr. Alfred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4278" calcext:value-type="float">
            <text:p>244278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out, Mrs. William H (Jessie L)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0929" calcext:value-type="float">
            <text:p>240929</text:p>
          </table:table-cell>
          <table:table-cell office:value-type="float" office:value="12.65" calcext:value-type="float">
            <text:p>12.6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iskanen, Mr. Juha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89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dams, Mr. John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1826" calcext:value-type="float">
            <text:p>341826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ussila, Miss. Mari Aina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137" calcext:value-type="float">
            <text:p>4137</text:p>
          </table:table-cell>
          <table:table-cell office:value-type="float" office:value="9.825" calcext:value-type="float">
            <text:p>9.8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kkarainen, Mr. Pekka Pietari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N/O2. 3101279</text:p>
          </table:table-cell>
          <table:table-cell office:value-type="float" office:value="15.85" calcext:value-type="float">
            <text:p>15.8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reskovic, Miss. Marija</text:p>
          </table:table-cell>
          <table:table-cell office:value-type="string" calcext:value-type="string">
            <text:p>fe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96" calcext:value-type="float">
            <text:p>315096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le, Mr. Shadrach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664" calcext:value-type="float">
            <text:p>28664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degren, Mr. Carl/Charles Peter</text:p>
          </table:table-cell>
          <table:table-cell office:value-type="string" calcext:value-type="string">
            <text:p>male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64" calcext:value-type="float">
            <text:p>347064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chards, Master. William Rowe</text:p>
          </table:table-cell>
          <table:table-cell office:value-type="string" calcext:value-type="string">
            <text:p>mal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106" calcext:value-type="float">
            <text:p>29106</text:p>
          </table:table-cell>
          <table:table-cell office:value-type="float" office:value="18.75" calcext:value-type="float">
            <text:p>18.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irkeland, Mr. Hans Martin Monsen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2992" calcext:value-type="float">
            <text:p>312992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febre, Miss. Ida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133" calcext:value-type="float">
            <text:p>4133</text:p>
          </table:table-cell>
          <table:table-cell office:value-type="float" office:value="25.4667" calcext:value-type="float">
            <text:p>25.4667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dycoff, Mr. Todor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22" calcext:value-type="float">
            <text:p>349222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rt, Mr. Henry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94140" calcext:value-type="float">
            <text:p>394140</text:p>
          </table:table-cell>
          <table:table-cell office:value-type="float" office:value="6.8583" calcext:value-type="float">
            <text:p>6.8583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inahan, Miss. Daisy E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928" calcext:value-type="float">
            <text:p>1992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78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nningham, Mr. Alfred Fleming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39853" calcext:value-type="float">
            <text:p>23985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ndman, Mr. Johan Julian</text:p>
          </table:table-cell>
          <table:table-cell office:value-type="string" calcext:value-type="string">
            <text:p>male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69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ek, Mrs. Thomas (Annie Louise Rowley)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3095" calcext:value-type="float">
            <text:p>343095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ew, Mrs. James Vivian (Lulu Thorne Christian)</text:p>
          </table:table-cell>
          <table:table-cell office:value-type="string" calcext:value-type="string">
            <text:p>fe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220" calcext:value-type="float">
            <text:p>28220</text:p>
          </table:table-cell>
          <table:table-cell office:value-type="float" office:value="32.5" calcext:value-type="float">
            <text:p>32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lven, Miss. Lyyli Karoliina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50652" calcext:value-type="float">
            <text:p>25065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tthews, Mr. William John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228" calcext:value-type="float">
            <text:p>2822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 Impe, Miss. Catharina</text:p>
          </table:table-cell>
          <table:table-cell office:value-type="string" calcext:value-type="string">
            <text:p>femal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45773" calcext:value-type="float">
            <text:p>345773</text:p>
          </table:table-cell>
          <table:table-cell office:value-type="float" office:value="24.15" calcext:value-type="float">
            <text:p>24.1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heorgheff, Mr. Stani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54" calcext:value-type="float">
            <text:p>349254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arters, Mr. David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. 13032</text:p>
          </table:table-cell>
          <table:table-cell office:value-type="float" office:value="7.7333" calcext:value-type="float">
            <text:p>7.7333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immerman, Mr. Leo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82" calcext:value-type="float">
            <text:p>315082</text:p>
          </table:table-cell>
          <table:table-cell office:value-type="float" office:value="7.875" calcext:value-type="float">
            <text:p>7.8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nbom, Mrs. Ernst Gilbert (Anna Sigrid Maria Brogren)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7080" calcext:value-type="float">
            <text:p>347080</text:p>
          </table:table-cell>
          <table:table-cell office:value-type="float" office:value="14.4" calcext:value-type="float">
            <text:p>14.4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sblom, Mr. Viktor Richard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70129" calcext:value-type="float">
            <text:p>370129</text:p>
          </table:table-cell>
          <table:table-cell office:value-type="float" office:value="20.2125" calcext:value-type="float">
            <text:p>20.21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seman, Mr. Phillippe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4. 34244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arke, Mrs. Charles V (Ada Maria Winfield)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3" calcext:value-type="float">
            <text:p>200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hillips, Miss. Kate Florence ("Mrs Kate Louise Phillips Marshall")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655" calcext:value-type="float">
            <text:p>25065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lynn, Mr. Jame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4851" calcext:value-type="float">
            <text:p>364851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ickard, Mr. Berk (Berk Trembisky)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92078</text:p>
          </table:table-cell>
          <table:table-cell office:value-type="float" office:value="8.05" calcext:value-type="float">
            <text:p>8.05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jornstrom-Steffansson, Mr. Mauritz Hakan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564" calcext:value-type="float">
            <text:p>110564</text:p>
          </table:table-cell>
          <table:table-cell office:value-type="float" office:value="26.55" calcext:value-type="float">
            <text:p>26.55</text:p>
          </table:table-cell>
          <table:table-cell office:value-type="string" calcext:value-type="string">
            <text:p>C52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orneycroft, Mrs. Percival (Florence Kate White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6564" calcext:value-type="float">
            <text:p>376564</text:p>
          </table:table-cell>
          <table:table-cell office:value-type="float" office:value="16.1" calcext:value-type="float">
            <text:p>16.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uch, Mrs. Charles Alexander (Alice Adelaide Slow)</text:p>
          </table:table-cell>
          <table:table-cell office:value-type="string" calcext:value-type="string">
            <text:p>female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/AH 308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allio, Mr. Nikolai Erland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74</text:p>
          </table:table-cell>
          <table:table-cell office:value-type="float" office:value="7.125" calcext:value-type="float">
            <text:p>7.1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lvey, Mr. William Baird</text:p>
          </table:table-cell>
          <table:table-cell office:value-type="string" calcext:value-type="string">
            <text:p>male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507" calcext:value-type="float">
            <text:p>13507</text:p>
          </table:table-cell>
          <table:table-cell office:value-type="float" office:value="55.9" calcext:value-type="float">
            <text:p>55.9</text:p>
          </table:table-cell>
          <table:table-cell office:value-type="string" calcext:value-type="string">
            <text:p>E44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rter, Miss. Lucile Polk</text:p>
          </table:table-cell>
          <table:table-cell office:value-type="string" calcext:value-type="string">
            <text:p>female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3760" calcext:value-type="float">
            <text:p>11376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B96 B98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rd, Miss. Doolina Margaret "Daisy"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./C. 6608</text:p>
          </table:table-cell>
          <table:table-cell office:value-type="float" office:value="34.375" calcext:value-type="float">
            <text:p>34.3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chards, Mrs. Sidney (Emily Hocking)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9106" calcext:value-type="float">
            <text:p>29106</text:p>
          </table:table-cell>
          <table:table-cell office:value-type="float" office:value="18.75" calcext:value-type="float">
            <text:p>18.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tune, Mr. Mark</text:p>
          </table:table-cell>
          <table:table-cell office:value-type="string" calcext:value-type="string">
            <text:p>male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950" calcext:value-type="float">
            <text:p>19950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C23 C25 C2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villner, Mr. Johan Henrik Johannesson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18723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rt, Mrs. Benjamin (Esther Ada Bloomfield)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.C.C. 13529</text:p>
          </table:table-cell>
          <table:table-cell office:value-type="float" office:value="26.25" calcext:value-type="float">
            <text:p>26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mpe, Mr. Leon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769" calcext:value-type="float">
            <text:p>345769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tterson, Mr. Johan Emil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7076" calcext:value-type="float">
            <text:p>347076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ynaldo, Ms. Encarnacion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0434" calcext:value-type="float">
            <text:p>23043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annesen-Bratthammer, Mr. Bernt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5306" calcext:value-type="float">
            <text:p>65306</text:p>
          </table:table-cell>
          <table:table-cell office:value-type="float" office:value="8.1125" calcext:value-type="float">
            <text:p>8.11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odge, Master. Washington</text:p>
          </table:table-cell>
          <table:table-cell office:value-type="string" calcext:value-type="string">
            <text:p>mal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3638" calcext:value-type="float">
            <text:p>33638</text:p>
          </table:table-cell>
          <table:table-cell office:value-type="float" office:value="81.8583" calcext:value-type="float">
            <text:p>81.8583</text:p>
          </table:table-cell>
          <table:table-cell office:value-type="string" calcext:value-type="string">
            <text:p>A34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llinger, Miss. Madeleine Violet</text:p>
          </table:table-cell>
          <table:table-cell office:value-type="string" calcext:value-type="string">
            <text:p>female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0644" calcext:value-type="float">
            <text:p>250644</text:p>
          </table:table-cell>
          <table:table-cell office:value-type="float" office:value="19.5" calcext:value-type="float">
            <text:p>19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ward, Mr. Frederic Kimber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794" calcext:value-type="float">
            <text:p>113794</text:p>
          </table:table-cell>
          <table:table-cell office:value-type="float" office:value="26.55" calcext:value-type="float">
            <text:p>26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lini, Miss. Marie Catherine</text:p>
          </table:table-cell>
          <table:table-cell office:value-type="string" calcext:value-type="string">
            <text:p>femal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666" calcext:value-type="float">
            <text:p>2666</text:p>
          </table:table-cell>
          <table:table-cell office:value-type="float" office:value="19.2583" calcext:value-type="float">
            <text:p>19.258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euchen, Major. Arthur Godfrey</text:p>
          </table:table-cell>
          <table:table-cell office:value-type="string" calcext:value-type="string">
            <text:p>male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786" calcext:value-type="float">
            <text:p>113786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C104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st, Mr. Edwy Arthur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.A. 34651</text:p>
          </table:table-cell>
          <table:table-cell office:value-type="float" office:value="27.75" calcext:value-type="float">
            <text:p>27.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gland, Mr. Ingvald Olai Olsen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5303" calcext:value-type="float">
            <text:p>65303</text:p>
          </table:table-cell>
          <table:table-cell office:value-type="float" office:value="19.9667" calcext:value-type="float">
            <text:p>19.9667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eman, Mr. Benjamin Laventall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051" calcext:value-type="float">
            <text:p>113051</text:p>
          </table:table-cell>
          <table:table-cell office:value-type="float" office:value="27.75" calcext:value-type="float">
            <text:p>27.75</text:p>
          </table:table-cell>
          <table:table-cell office:value-type="string" calcext:value-type="string">
            <text:p>C11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oldenberg, Mr. Samuel L</text:p>
          </table:table-cell>
          <table:table-cell office:value-type="string" calcext:value-type="string">
            <text:p>male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453" calcext:value-type="float">
            <text:p>17453</text:p>
          </table:table-cell>
          <table:table-cell office:value-type="float" office:value="89.1042" calcext:value-type="float">
            <text:p>89.1042</text:p>
          </table:table-cell>
          <table:table-cell office:value-type="string" calcext:value-type="string">
            <text:p>C9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duzzi, Mr. Joseph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 2817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alsevac, Mr. Ivan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40" calcext:value-type="float">
            <text:p>349240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llet, Mr. Francis Davis</text:p>
          </table:table-cell>
          <table:table-cell office:value-type="string" calcext:value-type="string">
            <text:p>male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509" calcext:value-type="float">
            <text:p>13509</text:p>
          </table:table-cell>
          <table:table-cell office:value-type="float" office:value="26.55" calcext:value-type="float">
            <text:p>26.55</text:p>
          </table:table-cell>
          <table:table-cell office:value-type="string" calcext:value-type="string">
            <text:p>E38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Kenyon, Mrs. Frederick R (Marion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464" calcext:value-type="float">
            <text:p>17464</text:p>
          </table:table-cell>
          <table:table-cell office:value-type="float" office:value="51.8625" calcext:value-type="float">
            <text:p>51.8625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omey, Miss. Ellen</text:p>
          </table:table-cell>
          <table:table-cell office:value-type="string" calcext:value-type="string">
            <text:p>female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.C.C. 13531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'Connor, Mr. Maurice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71060" calcext:value-type="float">
            <text:p>371060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nderson, Mr. Harry</text:p>
          </table:table-cell>
          <table:table-cell office:value-type="string" calcext:value-type="string">
            <text:p>male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952" calcext:value-type="float">
            <text:p>19952</text:p>
          </table:table-cell>
          <table:table-cell office:value-type="float" office:value="26.55" calcext:value-type="float">
            <text:p>26.55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ley, Mr. William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4506" calcext:value-type="float">
            <text:p>364506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e, Mr. Arthur H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320" calcext:value-type="float">
            <text:p>111320</text:p>
          </table:table-cell>
          <table:table-cell office:value-type="float" office:value="38.5" calcext:value-type="float">
            <text:p>38.5</text:p>
          </table:table-cell>
          <table:table-cell office:value-type="string" calcext:value-type="string">
            <text:p>E6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lling, Mr. Jacob Christian</text:p>
          </table:table-cell>
          <table:table-cell office:value-type="string" calcext:value-type="string">
            <text:p>male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4360" calcext:value-type="float">
            <text:p>23436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isner, Mr. Simo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S 2816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ncalves, Mr. Manuel Estanslas</text:p>
          </table:table-cell>
          <table:table-cell office:value-type="string" calcext:value-type="string">
            <text:p>male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101306</text:p>
          </table:table-cell>
          <table:table-cell office:value-type="float" office:value="7.05" calcext:value-type="float">
            <text:p>7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mpbell, Mr. William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39853" calcext:value-type="float">
            <text:p>23985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rt, Mr. John Montgomery</text:p>
          </table:table-cell>
          <table:table-cell office:value-type="string" calcext:value-type="string">
            <text:p>ma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792" calcext:value-type="float">
            <text:p>113792</text:p>
          </table:table-cell>
          <table:table-cell office:value-type="float" office:value="26.55" calcext:value-type="float">
            <text:p>26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canlan, Mr. Jame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209" calcext:value-type="float">
            <text:p>36209</text:p>
          </table:table-cell>
          <table:table-cell office:value-type="float" office:value="7.725" calcext:value-type="float">
            <text:p>7.72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lini, Miss. Helene Barbara</text:p>
          </table:table-cell>
          <table:table-cell office:value-type="string" calcext:value-type="string">
            <text:p>female</text:p>
          </table:table-cell>
          <table:table-cell office:value-type="float" office:value="0.75" calcext:value-type="float">
            <text:p>0.7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666" calcext:value-type="float">
            <text:p>2666</text:p>
          </table:table-cell>
          <table:table-cell office:value-type="float" office:value="19.2583" calcext:value-type="float">
            <text:p>19.258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eefe, Mr. Arthur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23592" calcext:value-type="float">
            <text:p>323592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cic, Mr. Luka</text:p>
          </table:table-cell>
          <table:table-cell office:value-type="string" calcext:value-type="string">
            <text:p>male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89" calcext:value-type="float">
            <text:p>315089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st, Mrs. Edwy Arthur (Ada Mary Worth)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.A. 34651</text:p>
          </table:table-cell>
          <table:table-cell office:value-type="float" office:value="27.75" calcext:value-type="float">
            <text:p>27.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erwan, Mrs. Amin S (Marie Marthe Thuillard)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/AH Basle 541</text:p>
          </table:table-cell>
          <table:table-cell office:value-type="float" office:value="13.7917" calcext:value-type="float">
            <text:p>13.79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randberg, Miss. Ida Sofia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53" calcext:value-type="float">
            <text:p>7553</text:p>
          </table:table-cell>
          <table:table-cell office:value-type="float" office:value="9.8375" calcext:value-type="float">
            <text:p>9.83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ifford, Mr. George Quincy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0465" calcext:value-type="float">
            <text:p>11046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nouf, Mr. Peter Henry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027" calcext:value-type="float">
            <text:p>31027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aund, Mr. Lewis Richard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60" calcext:value-type="float">
            <text:p>3460</text:p>
          </table:table-cell>
          <table:table-cell office:value-type="float" office:value="7.0458" calcext:value-type="float">
            <text:p>7.04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arlsson, Mr. Nils August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060" calcext:value-type="float">
            <text:p>350060</text:p>
          </table:table-cell>
          <table:table-cell office:value-type="float" office:value="7.5208" calcext:value-type="float">
            <text:p>7.520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rvonen, Miss. Hildur E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101298" calcext:value-type="float">
            <text:p>3101298</text:p>
          </table:table-cell>
          <table:table-cell office:value-type="float" office:value="12.2875" calcext:value-type="float">
            <text:p>12.28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odwin, Master. Harold Victor</text:p>
          </table:table-cell>
          <table:table-cell office:value-type="string" calcext:value-type="string">
            <text:p>male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 2144</text:p>
          </table:table-cell>
          <table:table-cell office:value-type="float" office:value="46.9" calcext:value-type="float">
            <text:p>46.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ost, Mr. Anthony Wood "Archie"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39854" calcext:value-type="float">
            <text:p>23985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use, Mr. Richard Henry</text:p>
          </table:table-cell>
          <table:table-cell office:value-type="string" calcext:value-type="string">
            <text:p>male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 3594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urkula, Mrs. (Hedwig)</text:p>
          </table:table-cell>
          <table:table-cell office:value-type="string" calcext:value-type="string">
            <text:p>fema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34" calcext:value-type="float">
            <text:p>4134</text:p>
          </table:table-cell>
          <table:table-cell office:value-type="float" office:value="9.5875" calcext:value-type="float">
            <text:p>9.58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ishop, Mr. Dickinson H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967" calcext:value-type="float">
            <text:p>11967</text:p>
          </table:table-cell>
          <table:table-cell office:value-type="float" office:value="91.0792" calcext:value-type="float">
            <text:p>91.0792</text:p>
          </table:table-cell>
          <table:table-cell office:value-type="string" calcext:value-type="string">
            <text:p>B49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febre, Miss. Jeannie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133" calcext:value-type="float">
            <text:p>4133</text:p>
          </table:table-cell>
          <table:table-cell office:value-type="float" office:value="25.4667" calcext:value-type="float">
            <text:p>25.4667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oyt, Mrs. Frederick Maxfield (Jane Anne Forby)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943" calcext:value-type="float">
            <text:p>1994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9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ent, Mr. Edward Austin</text:p>
          </table:table-cell>
          <table:table-cell office:value-type="string" calcext:value-type="string">
            <text:p>ma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771" calcext:value-type="float">
            <text:p>11771</text:p>
          </table:table-cell>
          <table:table-cell office:value-type="float" office:value="29.7" calcext:value-type="float">
            <text:p>29.7</text:p>
          </table:table-cell>
          <table:table-cell office:value-type="string" calcext:value-type="string">
            <text:p>B37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rton, Mr. Francis William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.5. 18509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utts, Master. Eden Leslie "Neville"</text:p>
          </table:table-cell>
          <table:table-cell office:value-type="string" calcext:value-type="string">
            <text:p>male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.A. 37671</text:p>
          </table:table-cell>
          <table:table-cell office:value-type="float" office:value="15.9" calcext:value-type="float">
            <text:p>15.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gland, Mr. Konrad Mathias Reiersen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5304" calcext:value-type="float">
            <text:p>65304</text:p>
          </table:table-cell>
          <table:table-cell office:value-type="float" office:value="19.9667" calcext:value-type="float">
            <text:p>19.9667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ndelov, Mr. Einar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Q 3101317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lson, Mr. Harry Markland</text:p>
          </table:table-cell>
          <table:table-cell office:value-type="string" calcext:value-type="string">
            <text:p>male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787" calcext:value-type="float">
            <text:p>113787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C30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tagaveytia, Mr. Ramon</text:p>
          </table:table-cell>
          <table:table-cell office:value-type="string" calcext:value-type="string">
            <text:p>male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609</text:p>
          </table:table-cell>
          <table:table-cell office:value-type="float" office:value="49.5042" calcext:value-type="float">
            <text:p>49.504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anley, Mr. Edward Roland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4 45380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ousseff, Mr. Geriou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27" calcext:value-type="float">
            <text:p>2627</text:p>
          </table:table-cell>
          <table:table-cell office:value-type="float" office:value="14.4583" calcext:value-type="float">
            <text:p>14.458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ustis, Miss. Elizabeth Mussey</text:p>
          </table:table-cell>
          <table:table-cell office:value-type="string" calcext:value-type="string">
            <text:p>female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947" calcext:value-type="float">
            <text:p>36947</text:p>
          </table:table-cell>
          <table:table-cell office:value-type="float" office:value="78.2667" calcext:value-type="float">
            <text:p>78.2667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hellard, Mr. Frederick William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6212</text:p>
          </table:table-cell>
          <table:table-cell office:value-type="float" office:value="15.1" calcext:value-type="float">
            <text:p>15.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ison, Mrs. Hudson J C (Bessie Waldo Daniels)</text:p>
          </table:table-cell>
          <table:table-cell office:value-type="string" calcext:value-type="string">
            <text:p>femal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3781" calcext:value-type="float">
            <text:p>113781</text:p>
          </table:table-cell>
          <table:table-cell office:value-type="float" office:value="151.55" calcext:value-type="float">
            <text:p>151.55</text:p>
          </table:table-cell>
          <table:table-cell office:value-type="string" calcext:value-type="string">
            <text:p>C22 C2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vensson, Mr. Olof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035" calcext:value-type="float">
            <text:p>350035</text:p>
          </table:table-cell>
          <table:table-cell office:value-type="float" office:value="7.7958" calcext:value-type="float">
            <text:p>7.7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lic, Mr. Petar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86" calcext:value-type="float">
            <text:p>315086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navan, Miss. Mary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4846" calcext:value-type="float">
            <text:p>364846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'Sullivan, Miss. Bridget Mary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0909" calcext:value-type="float">
            <text:p>330909</text:p>
          </table:table-cell>
          <table:table-cell office:value-type="float" office:value="7.6292" calcext:value-type="float">
            <text:p>7.6292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itinen, Miss. Kristina Sofia</text:p>
          </table:table-cell>
          <table:table-cell office:value-type="string" calcext:value-type="string">
            <text:p>female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35" calcext:value-type="float">
            <text:p>4135</text:p>
          </table:table-cell>
          <table:table-cell office:value-type="float" office:value="9.5875" calcext:value-type="float">
            <text:p>9.58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ioni, Miss. Roberta</text:p>
          </table:table-cell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152" calcext:value-type="float">
            <text:p>110152</text:p>
          </table:table-cell>
          <table:table-cell office:value-type="float" office:value="86.5" calcext:value-type="float">
            <text:p>86.5</text:p>
          </table:table-cell>
          <table:table-cell office:value-type="string" calcext:value-type="string">
            <text:p>B79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nasco y Castellana, Mr. Victor de Satode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758</text:p>
          </table:table-cell>
          <table:table-cell office:value-type="float" office:value="108.9" calcext:value-type="float">
            <text:p>108.9</text:p>
          </table:table-cell>
          <table:table-cell office:value-type="string" calcext:value-type="string">
            <text:p>C6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uick, Mrs. Frederick Charles (Jane Richards)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6360" calcext:value-type="float">
            <text:p>26360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radley, Mr. George ("George Arthur Brayton")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1427" calcext:value-type="float">
            <text:p>111427</text:p>
          </table:table-cell>
          <table:table-cell office:value-type="float" office:value="26.55" calcext:value-type="float">
            <text:p>26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sen, Mr. Henry Margido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 4001</text:p>
          </table:table-cell>
          <table:table-cell office:value-type="float" office:value="22.525" calcext:value-type="float">
            <text:p>22.5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ng, Mr. Fang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1" calcext:value-type="float">
            <text:p>1601</text:p>
          </table:table-cell>
          <table:table-cell office:value-type="float" office:value="56.4958" calcext:value-type="float">
            <text:p>56.4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ly, Mr. Eugene Patrick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2651" calcext:value-type="float">
            <text:p>382651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bber, Mr. Jame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Q 3101316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cGough, Mr. James Robert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473</text:p>
          </table:table-cell>
          <table:table-cell office:value-type="float" office:value="26.2875" calcext:value-type="float">
            <text:p>26.2875</text:p>
          </table:table-cell>
          <table:table-cell office:value-type="string" calcext:value-type="string">
            <text:p>E25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othschild, Mrs. Martin (Elizabeth L. Barrett)</text:p>
          </table:table-cell>
          <table:table-cell office:value-type="string" calcext:value-type="string">
            <text:p>female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603</text:p>
          </table:table-cell>
          <table:table-cell office:value-type="float" office:value="59.4" calcext:value-type="float">
            <text:p>59.4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leff, Mr. Satio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09" calcext:value-type="float">
            <text:p>349209</text:p>
          </table:table-cell>
          <table:table-cell office:value-type="float" office:value="7.4958" calcext:value-type="float">
            <text:p>7.4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lker, Mr. William Anderson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967" calcext:value-type="float">
            <text:p>36967</text:p>
          </table:table-cell>
          <table:table-cell office:value-type="float" office:value="34.0208" calcext:value-type="float">
            <text:p>34.0208</text:p>
          </table:table-cell>
          <table:table-cell office:value-type="string" calcext:value-type="string">
            <text:p>D4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more, Mrs. (Amelia Milley)</text:p>
          </table:table-cell>
          <table:table-cell office:value-type="string" calcext:value-type="string">
            <text:p>fe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34260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F3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yan, Mr. Patrick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71110" calcext:value-type="float">
            <text:p>371110</text:p>
          </table:table-cell>
          <table:table-cell office:value-type="float" office:value="24.15" calcext:value-type="float">
            <text:p>24.1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gle, Mrs. William A (Florence "Mary" Agnes Hughes)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6875" calcext:value-type="float">
            <text:p>22687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vlovic, Mr. Stefo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42" calcext:value-type="float">
            <text:p>349242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erreault, Miss. Anne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749" calcext:value-type="float">
            <text:p>12749</text:p>
          </table:table-cell>
          <table:table-cell office:value-type="float" office:value="93.5" calcext:value-type="float">
            <text:p>93.5</text:p>
          </table:table-cell>
          <table:table-cell office:value-type="string" calcext:value-type="string">
            <text:p>B7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ovk, Mr. Janko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52" calcext:value-type="float">
            <text:p>349252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houd, Mr. Sarki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24" calcext:value-type="float">
            <text:p>2624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ippach, Mrs. Louis Albert (Ida Sophia Fischer)</text:p>
          </table:table-cell>
          <table:table-cell office:value-type="string" calcext:value-type="string">
            <text:p>female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1361" calcext:value-type="float">
            <text:p>111361</text:p>
          </table:table-cell>
          <table:table-cell office:value-type="float" office:value="57.9792" calcext:value-type="float">
            <text:p>57.9792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assem, Mr. Fared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700" calcext:value-type="float">
            <text:p>2700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rrell, Mr. James</text:p>
          </table:table-cell>
          <table:table-cell office:value-type="string" calcext:value-type="string">
            <text:p>male</text:p>
          </table:table-cell>
          <table:table-cell office:value-type="float" office:value="40.5" calcext:value-type="float">
            <text:p>4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7232" calcext:value-type="float">
            <text:p>367232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dsdale, Miss. Lucy</text:p>
          </table:table-cell>
          <table:table-cell office:value-type="string" calcext:value-type="string">
            <text:p>female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./C. 14258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rthing, Mr. Joh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483</text:p>
          </table:table-cell>
          <table:table-cell office:value-type="float" office:value="221.7792" calcext:value-type="float">
            <text:p>221.7792</text:p>
          </table:table-cell>
          <table:table-cell office:value-type="string" calcext:value-type="string">
            <text:p>C95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lonen, Mr. Johan Werner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01296" calcext:value-type="float">
            <text:p>3101296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cking, Mr. Richard George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9104" calcext:value-type="float">
            <text:p>29104</text:p>
          </table:table-cell>
          <table:table-cell office:value-type="float" office:value="11.5" calcext:value-type="float">
            <text:p>11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uick, Miss. Phyllis May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360" calcext:value-type="float">
            <text:p>26360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ufik, Mr. Nakli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41" calcext:value-type="float">
            <text:p>2641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lias, Mr. Joseph Jr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90" calcext:value-type="float">
            <text:p>2690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ter, Mrs. Catherine (Catherine Rizk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668" calcext:value-type="float">
            <text:p>2668</text:p>
          </table:table-cell>
          <table:table-cell office:value-type="float" office:value="22.3583" calcext:value-type="float">
            <text:p>22.358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cic, Miss. Marija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84" calcext:value-type="float">
            <text:p>315084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rt, Miss. Eva Miriam</text:p>
          </table:table-cell>
          <table:table-cell office:value-type="string" calcext:value-type="string">
            <text:p>female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.C.C. 13529</text:p>
          </table:table-cell>
          <table:table-cell office:value-type="float" office:value="26.25" calcext:value-type="float">
            <text:p>26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tt, Major. Archibald Willingham</text:p>
          </table:table-cell>
          <table:table-cell office:value-type="string" calcext:value-type="string">
            <text:p>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050" calcext:value-type="float">
            <text:p>113050</text:p>
          </table:table-cell>
          <table:table-cell office:value-type="float" office:value="26.55" calcext:value-type="float">
            <text:p>26.55</text:p>
          </table:table-cell>
          <table:table-cell office:value-type="string" calcext:value-type="string">
            <text:p>B38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eRoy, Miss. Bertha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61</text:p>
          </table:table-cell>
          <table:table-cell office:value-type="float" office:value="106.425" calcext:value-type="float">
            <text:p>106.4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sien, Mr. Samuel Beard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4498" calcext:value-type="float">
            <text:p>364498</text:p>
          </table:table-cell>
          <table:table-cell office:value-type="float" office:value="14.5" calcext:value-type="float">
            <text:p>14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rolicher, Miss. Hedwig Margaritha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568" calcext:value-type="float">
            <text:p>13568</text:p>
          </table:table-cell>
          <table:table-cell office:value-type="float" office:value="49.5" calcext:value-type="float">
            <text:p>49.5</text:p>
          </table:table-cell>
          <table:table-cell office:value-type="string" calcext:value-type="string">
            <text:p>B39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rosby, Miss. Harriet R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/P 5735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ersson, Miss. Ingeborg Constanzia</text:p>
          </table:table-cell>
          <table:table-cell office:value-type="string" calcext:value-type="string">
            <text:p>female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47082" calcext:value-type="float">
            <text:p>347082</text:p>
          </table:table-cell>
          <table:table-cell office:value-type="float" office:value="31.275" calcext:value-type="float">
            <text:p>31.2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ersson, Miss. Sigrid Elisabeth</text:p>
          </table:table-cell>
          <table:table-cell office:value-type="string" calcext:value-type="string">
            <text:p>female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47082" calcext:value-type="float">
            <text:p>347082</text:p>
          </table:table-cell>
          <table:table-cell office:value-type="float" office:value="31.275" calcext:value-type="float">
            <text:p>31.2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ane, Mr. Edward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08" calcext:value-type="float">
            <text:p>2908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uglas, Mr. Walter Donald</text:p>
          </table:table-cell>
          <table:table-cell office:value-type="string" calcext:value-type="string">
            <text:p>male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761</text:p>
          </table:table-cell>
          <table:table-cell office:value-type="float" office:value="106.425" calcext:value-type="float">
            <text:p>106.425</text:p>
          </table:table-cell>
          <table:table-cell office:value-type="string" calcext:value-type="string">
            <text:p>C8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icholson, Mr. Arthur Ernest</text:p>
          </table:table-cell>
          <table:table-cell office:value-type="string" calcext:value-type="string">
            <text:p>male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3" calcext:value-type="float">
            <text:p>69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ane, Mrs. Edward (Ethel Clarke)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08" calcext:value-type="float">
            <text:p>2908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dro y Manent, Mr. Julia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/PARIS 2146</text:p>
          </table:table-cell>
          <table:table-cell office:value-type="float" office:value="13.8625" calcext:value-type="float">
            <text:p>13.86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ldsmith, Mr. Frank John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3291" calcext:value-type="float">
            <text:p>363291</text:p>
          </table:table-cell>
          <table:table-cell office:value-type="float" office:value="20.525" calcext:value-type="float">
            <text:p>20.5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vies, Master. John Morgan Jr</text:p>
          </table:table-cell>
          <table:table-cell office:value-type="string" calcext:value-type="string">
            <text:p>male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.A. 33112</text:p>
          </table:table-cell>
          <table:table-cell office:value-type="float" office:value="36.75" calcext:value-type="float">
            <text:p>36.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hayer, Mr. John Borland Jr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7421" calcext:value-type="float">
            <text:p>17421</text:p>
          </table:table-cell>
          <table:table-cell office:value-type="float" office:value="110.8833" calcext:value-type="float">
            <text:p>110.8833</text:p>
          </table:table-cell>
          <table:table-cell office:value-type="string" calcext:value-type="string">
            <text:p>C7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arp, Mr. Percival James R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4358" calcext:value-type="float">
            <text:p>244358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'Brien, Mr. Timothy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0979" calcext:value-type="float">
            <text:p>330979</text:p>
          </table:table-cell>
          <table:table-cell office:value-type="float" office:value="7.8292" calcext:value-type="float">
            <text:p>7.8292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eni, Mr. Fahim ("Philip Zenni")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20" calcext:value-type="float">
            <text:p>2620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hman, Miss. Velin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85" calcext:value-type="float">
            <text:p>347085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right, Mr. George</text:p>
          </table:table-cell>
          <table:table-cell office:value-type="string" calcext:value-type="string">
            <text:p>male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807" calcext:value-type="float">
            <text:p>113807</text:p>
          </table:table-cell>
          <table:table-cell office:value-type="float" office:value="26.55" calcext:value-type="float">
            <text:p>26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uff Gordon, Lady. (Lucille Christiana Sutherland) ("Mrs Morgan")</text:p>
          </table:table-cell>
          <table:table-cell office:value-type="string" calcext:value-type="string">
            <text:p>female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755" calcext:value-type="float">
            <text:p>11755</text:p>
          </table:table-cell>
          <table:table-cell office:value-type="float" office:value="39.6" calcext:value-type="float">
            <text:p>39.6</text:p>
          </table:table-cell>
          <table:table-cell office:value-type="string" calcext:value-type="string">
            <text:p>A1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bbins, Mr. Victor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57</text:p>
          </table:table-cell>
          <table:table-cell office:value-type="float" office:value="227.525" calcext:value-type="float">
            <text:p>227.5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aussig, Mrs. Emil (Tillie Mandelbaum)</text:p>
          </table:table-cell>
          <table:table-cell office:value-type="string" calcext:value-type="string">
            <text:p>fe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0413" calcext:value-type="float">
            <text:p>110413</text:p>
          </table:table-cell>
          <table:table-cell office:value-type="float" office:value="79.65" calcext:value-type="float">
            <text:p>79.65</text:p>
          </table:table-cell>
          <table:table-cell office:value-type="string" calcext:value-type="string">
            <text:p>E6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 Messemaeker, Mrs. Guillaume Joseph (Emma)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5572" calcext:value-type="float">
            <text:p>345572</text:p>
          </table:table-cell>
          <table:table-cell office:value-type="float" office:value="17.4" calcext:value-type="float">
            <text:p>17.4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row, Mr. Thomas Rowa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72622" calcext:value-type="float">
            <text:p>372622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vic, Mr. Husein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51" calcext:value-type="float">
            <text:p>349251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rman, Mr. Robert Douglas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8629" calcext:value-type="float">
            <text:p>218629</text:p>
          </table:table-cell>
          <table:table-cell office:value-type="float" office:value="13.5" calcext:value-type="float">
            <text:p>13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mmons, Mr. Joh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Q 392082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anwell, Miss. (Marion Ogden)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92087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vies, Mr. Alfred J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/4 48871</text:p>
          </table:table-cell>
          <table:table-cell office:value-type="float" office:value="24.15" calcext:value-type="float">
            <text:p>24.1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oytcheff, Mr. Ilia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05" calcext:value-type="float">
            <text:p>349205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lsson, Mrs. Nils (Alma Cornelia Berglund)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49909" calcext:value-type="float">
            <text:p>349909</text:p>
          </table:table-cell>
          <table:table-cell office:value-type="float" office:value="21.075" calcext:value-type="float">
            <text:p>21.0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harr, Mr. Tannou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86" calcext:value-type="float">
            <text:p>2686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nsson, Mr. Carl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417" calcext:value-type="float">
            <text:p>350417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rris, Mr. George</text:p>
          </table:table-cell>
          <table:table-cell office:value-type="string" calcext:value-type="string">
            <text:p>male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W./PP 752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ppleton, Mrs. Edward Dale (Charlotte Lamson)</text:p>
          </table:table-cell>
          <table:table-cell office:value-type="string" calcext:value-type="string">
            <text:p>female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769" calcext:value-type="float">
            <text:p>11769</text:p>
          </table:table-cell>
          <table:table-cell office:value-type="float" office:value="51.4792" calcext:value-type="float">
            <text:p>51.4792</text:p>
          </table:table-cell>
          <table:table-cell office:value-type="string" calcext:value-type="string">
            <text:p>C10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lynn, Mr. John Irwin ("Irving")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474</text:p>
          </table:table-cell>
          <table:table-cell office:value-type="float" office:value="26.3875" calcext:value-type="float">
            <text:p>26.3875</text:p>
          </table:table-cell>
          <table:table-cell office:value-type="string" calcext:value-type="string">
            <text:p>E25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elly, Miss. Mary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4312" calcext:value-type="float">
            <text:p>14312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ush, Mr. Alfred George John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4. 20589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tchett, Mr. George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8585" calcext:value-type="float">
            <text:p>358585</text:p>
          </table:table-cell>
          <table:table-cell office:value-type="float" office:value="14.5" calcext:value-type="float">
            <text:p>14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rside, Miss. Ethel</text:p>
          </table:table-cell>
          <table:table-cell office:value-type="string" calcext:value-type="string">
            <text:p>fe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3880" calcext:value-type="float">
            <text:p>24388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ilvey, Mrs. William Baird (Alice Munger)</text:p>
          </table:table-cell>
          <table:table-cell office:value-type="string" calcext:value-type="string">
            <text:p>female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507" calcext:value-type="float">
            <text:p>13507</text:p>
          </table:table-cell>
          <table:table-cell office:value-type="float" office:value="55.9" calcext:value-type="float">
            <text:p>55.9</text:p>
          </table:table-cell>
          <table:table-cell office:value-type="string" calcext:value-type="string">
            <text:p>E44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ram, Mrs. Joseph (Maria Elias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89" calcext:value-type="float">
            <text:p>2689</text:p>
          </table:table-cell>
          <table:table-cell office:value-type="float" office:value="14.4583" calcext:value-type="float">
            <text:p>14.458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ussila, Mr. Eiriik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86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risty, Miss. Julie Rachel</text:p>
          </table:table-cell>
          <table:table-cell office:value-type="string" calcext:value-type="string">
            <text:p>fe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7789" calcext:value-type="float">
            <text:p>237789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hayer, Mrs. John Borland (Marian Longstreth Morris)</text:p>
          </table:table-cell>
          <table:table-cell office:value-type="string" calcext:value-type="string">
            <text:p>fe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421" calcext:value-type="float">
            <text:p>17421</text:p>
          </table:table-cell>
          <table:table-cell office:value-type="float" office:value="110.8833" calcext:value-type="float">
            <text:p>110.8833</text:p>
          </table:table-cell>
          <table:table-cell office:value-type="string" calcext:value-type="string">
            <text:p>C68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wnton, Mr. William James</text:p>
          </table:table-cell>
          <table:table-cell office:value-type="string" calcext:value-type="string">
            <text:p>male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403" calcext:value-type="float">
            <text:p>2840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ss, Mr. John Hugo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49" calcext:value-type="float">
            <text:p>13049</text:p>
          </table:table-cell>
          <table:table-cell office:value-type="float" office:value="40.125" calcext:value-type="float">
            <text:p>40.125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ulner, Mr. Uscher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11" calcext:value-type="float">
            <text:p>3411</text:p>
          </table:table-cell>
          <table:table-cell office:value-type="float" office:value="8.7125" calcext:value-type="float">
            <text:p>8.71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aussig, Miss. Ruth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0413" calcext:value-type="float">
            <text:p>110413</text:p>
          </table:table-cell>
          <table:table-cell office:value-type="float" office:value="79.65" calcext:value-type="float">
            <text:p>79.65</text:p>
          </table:table-cell>
          <table:table-cell office:value-type="string" calcext:value-type="string">
            <text:p>E68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rvis, Mr. John Denzil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565" calcext:value-type="float">
            <text:p>23756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rolicher-Stehli, Mr. Maxmillian</text:p>
          </table:table-cell>
          <table:table-cell office:value-type="string" calcext:value-type="string">
            <text:p>male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567" calcext:value-type="float">
            <text:p>13567</text:p>
          </table:table-cell>
          <table:table-cell office:value-type="float" office:value="79.2" calcext:value-type="float">
            <text:p>79.2</text:p>
          </table:table-cell>
          <table:table-cell office:value-type="string" calcext:value-type="string">
            <text:p>B4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ilinski, Mr. Eliezer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973" calcext:value-type="float">
            <text:p>14973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rdlin, Mr. Joseph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./5. 3235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ntamaki, Mr. Matti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73</text:p>
          </table:table-cell>
          <table:table-cell office:value-type="float" office:value="7.125" calcext:value-type="float">
            <text:p>7.1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ephenson, Mrs. Walter Bertram (Martha Eustis)</text:p>
          </table:table-cell>
          <table:table-cell office:value-type="string" calcext:value-type="string">
            <text:p>female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947" calcext:value-type="float">
            <text:p>36947</text:p>
          </table:table-cell>
          <table:table-cell office:value-type="float" office:value="78.2667" calcext:value-type="float">
            <text:p>78.2667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lsbury, Mr. William James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 3902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urke, Miss. Mary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64848" calcext:value-type="float">
            <text:p>364848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apman, Mr. John Henry</text:p>
          </table:table-cell>
          <table:table-cell office:value-type="string" calcext:value-type="string">
            <text:p>male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/AH 29037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 Impe, Mr. Jean Baptiste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5773" calcext:value-type="float">
            <text:p>345773</text:p>
          </table:table-cell>
          <table:table-cell office:value-type="float" office:value="24.15" calcext:value-type="float">
            <text:p>24.1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itch, Miss. Jessie Wills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48727" calcext:value-type="float">
            <text:p>24872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nson, Mr. Alfred</text:p>
          </table:table-cell>
          <table:table-cell office:value-type="string" calcext:value-type="string">
            <text:p>male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IN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ulos, Mr. Hanna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64" calcext:value-type="float">
            <text:p>2664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uff Gordon, Sir. Cosmo Edmund ("Mr Morgan")</text:p>
          </table:table-cell>
          <table:table-cell office:value-type="string" calcext:value-type="string">
            <text:p>male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485</text:p>
          </table:table-cell>
          <table:table-cell office:value-type="float" office:value="56.9292" calcext:value-type="float">
            <text:p>56.9292</text:p>
          </table:table-cell>
          <table:table-cell office:value-type="string" calcext:value-type="string">
            <text:p>A2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cobsohn, Mrs. Sidney Samuel (Amy Frances Christy)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43847" calcext:value-type="float">
            <text:p>243847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abenoff, Mr. Petc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14" calcext:value-type="float">
            <text:p>349214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rrington, Mr. Charles H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3796" calcext:value-type="float">
            <text:p>113796</text:p>
          </table:table-cell>
          <table:table-cell office:value-type="float" office:value="42.4" calcext:value-type="float">
            <text:p>42.4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rber, Mr. Ernst William</text:p>
          </table:table-cell>
          <table:table-cell office:value-type="string" calcext:value-type="string">
            <text:p>male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4511" calcext:value-type="float">
            <text:p>364511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omer, Mr. Harry ("Mr E Haven")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426" calcext:value-type="float">
            <text:p>111426</text:p>
          </table:table-cell>
          <table:table-cell office:value-type="float" office:value="26.55" calcext:value-type="float">
            <text:p>26.5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dell, Mr. Edvard Bengtsson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9910" calcext:value-type="float">
            <text:p>349910</text:p>
          </table:table-cell>
          <table:table-cell office:value-type="float" office:value="15.55" calcext:value-type="float">
            <text:p>15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araic, Mr. Milan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46" calcext:value-type="float">
            <text:p>349246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aniel, Mr. Robert Williams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804" calcext:value-type="float">
            <text:p>113804</text:p>
          </table:table-cell>
          <table:table-cell office:value-type="float" office:value="30.5" calcext:value-type="float">
            <text:p>3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roche, Mrs. Joseph (Juliette Marie Louise Lafargue)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/Paris 2123</text:p>
          </table:table-cell>
          <table:table-cell office:value-type="float" office:value="41.5792" calcext:value-type="float">
            <text:p>41.57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hutes, Miss. Elizabeth W</text:p>
          </table:table-cell>
          <table:table-cell office:value-type="string" calcext:value-type="string">
            <text:p>fe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82</text:p>
          </table:table-cell>
          <table:table-cell office:value-type="float" office:value="153.4625" calcext:value-type="float">
            <text:p>153.4625</text:p>
          </table:table-cell>
          <table:table-cell office:value-type="string" calcext:value-type="string">
            <text:p>C125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ersson, Mrs. Anders Johan (Alfrida Konstantia Brogren)</text:p>
          </table:table-cell>
          <table:table-cell office:value-type="string" calcext:value-type="string">
            <text:p>female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47082" calcext:value-type="float">
            <text:p>347082</text:p>
          </table:table-cell>
          <table:table-cell office:value-type="float" office:value="31.275" calcext:value-type="float">
            <text:p>31.2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ardin, Mr. Jose Net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101305</text:p>
          </table:table-cell>
          <table:table-cell office:value-type="float" office:value="7.05" calcext:value-type="float">
            <text:p>7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rphy, Miss. Margaret Jane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7230" calcext:value-type="float">
            <text:p>367230</text:p>
          </table:table-cell>
          <table:table-cell office:value-type="float" office:value="15.5" calcext:value-type="float">
            <text:p>15.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rgan, Mr. Joh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70377" calcext:value-type="float">
            <text:p>370377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ocklebank, Mr. William Alfred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4512" calcext:value-type="float">
            <text:p>364512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rman, Miss. Alice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20845" calcext:value-type="float">
            <text:p>22084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nbom, Mr. Ernst Gilbert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7080" calcext:value-type="float">
            <text:p>347080</text:p>
          </table:table-cell>
          <table:table-cell office:value-type="float" office:value="14.4" calcext:value-type="float">
            <text:p>14.4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bb, Mrs. William Arthur (Cordelia K Stanlick)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/5. 3336</text:p>
          </table:table-cell>
          <table:table-cell office:value-type="float" office:value="16.1" calcext:value-type="float">
            <text:p>16.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cker, Miss. Marion Louise</text:p>
          </table:table-cell>
          <table:table-cell office:value-type="string" calcext:value-type="string">
            <text:p>femal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30136" calcext:value-type="float">
            <text:p>23013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vey, Mr. Lawrence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028" calcext:value-type="float">
            <text:p>31028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asbeck, Mr. Antoni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59" calcext:value-type="float">
            <text:p>2659</text:p>
          </table:table-cell>
          <table:table-cell office:value-type="float" office:value="14.4542" calcext:value-type="float">
            <text:p>14.454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Kimball, Mr. Edwin Nelson Jr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753" calcext:value-type="float">
            <text:p>11753</text:p>
          </table:table-cell>
          <table:table-cell office:value-type="float" office:value="52.5542" calcext:value-type="float">
            <text:p>52.5542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kid, Mr. Sahid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53" calcext:value-type="float">
            <text:p>2653</text:p>
          </table:table-cell>
          <table:table-cell office:value-type="float" office:value="15.7417" calcext:value-type="float">
            <text:p>15.7417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nsen, Mr. Henry Damsgaard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029" calcext:value-type="float">
            <text:p>350029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wen, Mr. David John "Dai"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636" calcext:value-type="float">
            <text:p>54636</text:p>
          </table:table-cell>
          <table:table-cell office:value-type="float" office:value="16.1" calcext:value-type="float">
            <text:p>16.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tton, Mr. Frederick</text:p>
          </table:table-cell>
          <table:table-cell office:value-type="string" calcext:value-type="string">
            <text:p>ma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963" calcext:value-type="float">
            <text:p>36963</text:p>
          </table:table-cell>
          <table:table-cell office:value-type="float" office:value="32.3208" calcext:value-type="float">
            <text:p>32.3208</text:p>
          </table:table-cell>
          <table:table-cell office:value-type="string" calcext:value-type="string">
            <text:p>D50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irkland, Rev. Charles Leonard</text:p>
          </table:table-cell>
          <table:table-cell office:value-type="string" calcext:value-type="string">
            <text:p>male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9533" calcext:value-type="float">
            <text:p>219533</text:p>
          </table:table-cell>
          <table:table-cell office:value-type="float" office:value="12.35" calcext:value-type="float">
            <text:p>12.3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ngley, Miss. Gretchen Fiske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502" calcext:value-type="float">
            <text:p>13502</text:p>
          </table:table-cell>
          <table:table-cell office:value-type="float" office:value="77.9583" calcext:value-type="float">
            <text:p>77.9583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standyeff, Mr. Guentcho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24" calcext:value-type="float">
            <text:p>349224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'Connell, Mr. Patrick D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4912" calcext:value-type="float">
            <text:p>334912</text:p>
          </table:table-cell>
          <table:table-cell office:value-type="float" office:value="7.7333" calcext:value-type="float">
            <text:p>7.7333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arkworth, Mr. Algernon Henry Wilson</text:p>
          </table:table-cell>
          <table:table-cell office:value-type="string" calcext:value-type="string">
            <text:p>male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042" calcext:value-type="float">
            <text:p>2704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2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undahl, Mr. Johan Svensson</text:p>
          </table:table-cell>
          <table:table-cell office:value-type="string" calcext:value-type="string">
            <text:p>male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743" calcext:value-type="float">
            <text:p>347743</text:p>
          </table:table-cell>
          <table:table-cell office:value-type="float" office:value="7.0542" calcext:value-type="float">
            <text:p>7.05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ahelin-Maeglin, Dr. Max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214" calcext:value-type="float">
            <text:p>13214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B5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r, Mr. William Henry Marsh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2052" calcext:value-type="float">
            <text:p>11205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koog, Miss. Mabel</text:p>
          </table:table-cell>
          <table:table-cell office:value-type="string" calcext:value-type="string">
            <text:p>female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47088" calcext:value-type="float">
            <text:p>347088</text:p>
          </table:table-cell>
          <table:table-cell office:value-type="float" office:value="27.9" calcext:value-type="float">
            <text:p>27.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vis, Miss. Mary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668" calcext:value-type="float">
            <text:p>23766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inonen, Mr. Antti Gustaf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92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llyer, Mr. Harvey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.A. 31921</text:p>
          </table:table-cell>
          <table:table-cell office:value-type="float" office:value="26.25" calcext:value-type="float">
            <text:p>26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nula, Mrs. Juha (Maria Emilia Ojala)</text:p>
          </table:table-cell>
          <table:table-cell office:value-type="string" calcext:value-type="string">
            <text:p>female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101295" calcext:value-type="float">
            <text:p>3101295</text:p>
          </table:table-cell>
          <table:table-cell office:value-type="float" office:value="39.6875" calcext:value-type="float">
            <text:p>39.68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orneycroft, Mr. Percival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6564" calcext:value-type="float">
            <text:p>376564</text:p>
          </table:table-cell>
          <table:table-cell office:value-type="float" office:value="16.1" calcext:value-type="float">
            <text:p>16.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ensen, Mr. Hans Peder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050" calcext:value-type="float">
            <text:p>350050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agesser, Mlle. Emma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477</text:p>
          </table:table-cell>
          <table:table-cell office:value-type="float" office:value="69.3" calcext:value-type="float">
            <text:p>69.3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koog, Miss. Margit Elizabeth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47088" calcext:value-type="float">
            <text:p>347088</text:p>
          </table:table-cell>
          <table:table-cell office:value-type="float" office:value="27.9" calcext:value-type="float">
            <text:p>27.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o, Mr. Choong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01" calcext:value-type="float">
            <text:p>1601</text:p>
          </table:table-cell>
          <table:table-cell office:value-type="float" office:value="56.4958" calcext:value-type="float">
            <text:p>56.4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lini, Miss. Eugenie</text:p>
          </table:table-cell>
          <table:table-cell office:value-type="string" calcext:value-type="string">
            <text:p>female</text:p>
          </table:table-cell>
          <table:table-cell office:value-type="float" office:value="0.75" calcext:value-type="float">
            <text:p>0.7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666" calcext:value-type="float">
            <text:p>2666</text:p>
          </table:table-cell>
          <table:table-cell office:value-type="float" office:value="19.2583" calcext:value-type="float">
            <text:p>19.258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arper, Mr. Henry Sleeper</text:p>
          </table:table-cell>
          <table:table-cell office:value-type="string" calcext:value-type="string">
            <text:p>male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572</text:p>
          </table:table-cell>
          <table:table-cell office:value-type="float" office:value="76.7292" calcext:value-type="float">
            <text:p>76.7292</text:p>
          </table:table-cell>
          <table:table-cell office:value-type="string" calcext:value-type="string">
            <text:p>D3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r, Mr. Liudevit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31" calcext:value-type="float">
            <text:p>349231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imonius-Blumer, Col. Oberst Alfons</text:p>
          </table:table-cell>
          <table:table-cell office:value-type="string" calcext:value-type="string">
            <text:p>ma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213" calcext:value-type="float">
            <text:p>13213</text:p>
          </table:table-cell>
          <table:table-cell office:value-type="float" office:value="35.5" calcext:value-type="float">
            <text:p>35.5</text:p>
          </table:table-cell>
          <table:table-cell office:value-type="string" calcext:value-type="string">
            <text:p>A2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lley, Mr. Edward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O./P.P. 751</text:p>
          </table:table-cell>
          <table:table-cell office:value-type="float" office:value="7.55" calcext:value-type="float">
            <text:p>7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anley, Miss. Amy Zillah Elsie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A. 2314</text:p>
          </table:table-cell>
          <table:table-cell office:value-type="float" office:value="7.55" calcext:value-type="float">
            <text:p>7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tkoff, Mr. Mit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21" calcext:value-type="float">
            <text:p>349221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ling, Miss. Elsie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1919" calcext:value-type="float">
            <text:p>231919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alvik, Mr. Johannes Halvorsen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75" calcext:value-type="float">
            <text:p>8475</text:p>
          </table:table-cell>
          <table:table-cell office:value-type="float" office:value="8.4333" calcext:value-type="float">
            <text:p>8.433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'Leary, Miss. Hanora "Norah"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0919" calcext:value-type="float">
            <text:p>330919</text:p>
          </table:table-cell>
          <table:table-cell office:value-type="float" office:value="7.8292" calcext:value-type="float">
            <text:p>7.8292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garty, Miss. Hanora "Nora"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5226" calcext:value-type="float">
            <text:p>365226</text:p>
          </table:table-cell>
          <table:table-cell office:value-type="float" office:value="6.75" calcext:value-type="float">
            <text:p>6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ckman, Mr. Leonard Mark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.O.C. 14879</text:p>
          </table:table-cell>
          <table:table-cell office:value-type="float" office:value="73.5" calcext:value-type="float">
            <text:p>73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deff, Mr. Alexander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23" calcext:value-type="float">
            <text:p>349223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urke, Mrs. John (Catherine)</text:p>
          </table:table-cell>
          <table:table-cell office:value-type="string" calcext:value-type="string">
            <text:p>fe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4849" calcext:value-type="float">
            <text:p>364849</text:p>
          </table:table-cell>
          <table:table-cell office:value-type="float" office:value="15.5" calcext:value-type="float">
            <text:p>15.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itemiller, Mr. George Floyd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751" calcext:value-type="float">
            <text:p>2975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ell, Mr. Arthur Webster</text:p>
          </table:table-cell>
          <table:table-cell office:value-type="string" calcext:value-type="string">
            <text:p>male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5273" calcext:value-type="float">
            <text:p>35273</text:p>
          </table:table-cell>
          <table:table-cell office:value-type="float" office:value="113.275" calcext:value-type="float">
            <text:p>113.275</text:p>
          </table:table-cell>
          <table:table-cell office:value-type="string" calcext:value-type="string">
            <text:p>D48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rauenthal, Dr. Henry William</text:p>
          </table:table-cell>
          <table:table-cell office:value-type="string" calcext:value-type="string">
            <text:p>male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611</text:p>
          </table:table-cell>
          <table:table-cell office:value-type="float" office:value="133.65" calcext:value-type="float">
            <text:p>133.6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dt, Mr. Mohamed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23" calcext:value-type="float">
            <text:p>2623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lley, Mr. Edward Pomeroy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27" calcext:value-type="float">
            <text:p>5727</text:p>
          </table:table-cell>
          <table:table-cell office:value-type="float" office:value="25.5875" calcext:value-type="float">
            <text:p>25.5875</text:p>
          </table:table-cell>
          <table:table-cell office:value-type="string" calcext:value-type="string">
            <text:p>E58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leff, Mr. Peju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10" calcext:value-type="float">
            <text:p>349210</text:p>
          </table:table-cell>
          <table:table-cell office:value-type="float" office:value="7.4958" calcext:value-type="float">
            <text:p>7.4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dqvist, Mr. Eino William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N/O 2. 3101285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ckman, Mr. Lewis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.O.C. 14879</text:p>
          </table:table-cell>
          <table:table-cell office:value-type="float" office:value="73.5" calcext:value-type="float">
            <text:p>73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tler, Mr. Reginald Fenton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4686" calcext:value-type="float">
            <text:p>234686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mmetvedt, Mr. Knud Paust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12993" calcext:value-type="float">
            <text:p>312993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ok, Mr. Jacob</text:p>
          </table:table-cell>
          <table:table-cell office:value-type="string" calcext:value-type="string">
            <text:p>ma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 3536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aylor, Mrs. Elmer Zebley (Juliet Cummins Wright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996" calcext:value-type="float">
            <text:p>1999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C12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own, Mrs. Thomas William Solomon (Elizabeth Catherine Ford)</text:p>
          </table:table-cell>
          <table:table-cell office:value-type="string" calcext:value-type="string">
            <text:p>fe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750" calcext:value-type="float">
            <text:p>29750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vidson, Mr. Thornton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.C. 1275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B7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tchell, Mr. Henry Michael</text:p>
          </table:table-cell>
          <table:table-cell office:value-type="string" calcext:value-type="string">
            <text:p>male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24580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lhelms, Mr. Charles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4270" calcext:value-type="float">
            <text:p>24427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tson, Mr. Ennis Hasting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39856" calcext:value-type="float">
            <text:p>23985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dvardsson, Mr. Gustaf Hjalmar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912" calcext:value-type="float">
            <text:p>349912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wyer, Mr. Frederick Charles</text:p>
          </table:table-cell>
          <table:table-cell office:value-type="string" calcext:value-type="string">
            <text:p>male</text:p>
          </table:table-cell>
          <table:table-cell office:value-type="float" office:value="24.5" calcext:value-type="float">
            <text:p>24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2826" calcext:value-type="float">
            <text:p>342826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urja, Miss. Anna Sofia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38" calcext:value-type="float">
            <text:p>4138</text:p>
          </table:table-cell>
          <table:table-cell office:value-type="float" office:value="9.8417" calcext:value-type="float">
            <text:p>9.8417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odwin, Mrs. Frederick (Augusta Tyler)</text:p>
          </table:table-cell>
          <table:table-cell office:value-type="string" calcext:value-type="string">
            <text:p>female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 2144</text:p>
          </table:table-cell>
          <table:table-cell office:value-type="float" office:value="46.9" calcext:value-type="float">
            <text:p>46.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rdeza, Mr. Thomas Drake Martinez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755</text:p>
          </table:table-cell>
          <table:table-cell office:value-type="float" office:value="512.3292" calcext:value-type="float">
            <text:p>512.3292</text:p>
          </table:table-cell>
          <table:table-cell office:value-type="string" calcext:value-type="string">
            <text:p>B51 B53 B5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ters, Miss. Katie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0935" calcext:value-type="float">
            <text:p>330935</text:p>
          </table:table-cell>
          <table:table-cell office:value-type="float" office:value="8.1375" calcext:value-type="float">
            <text:p>8.13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assab, Mr. Hammad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72</text:p>
          </table:table-cell>
          <table:table-cell office:value-type="float" office:value="76.7292" calcext:value-type="float">
            <text:p>76.7292</text:p>
          </table:table-cell>
          <table:table-cell office:value-type="string" calcext:value-type="string">
            <text:p>D49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svigen, Mr. Thor Anderson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63" calcext:value-type="float">
            <text:p>6563</text:p>
          </table:table-cell>
          <table:table-cell office:value-type="float" office:value="9.225" calcext:value-type="float">
            <text:p>9.2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odwin, Mr. Charles Edward</text:p>
          </table:table-cell>
          <table:table-cell office:value-type="string" calcext:value-type="string">
            <text:p>mal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 2144</text:p>
          </table:table-cell>
          <table:table-cell office:value-type="float" office:value="46.9" calcext:value-type="float">
            <text:p>46.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own, Mr. Thomas William Solomon</text:p>
          </table:table-cell>
          <table:table-cell office:value-type="string" calcext:value-type="string">
            <text:p>male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750" calcext:value-type="float">
            <text:p>29750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roche, Mr. Joseph Philippe Lemercier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/Paris 2123</text:p>
          </table:table-cell>
          <table:table-cell office:value-type="float" office:value="41.5792" calcext:value-type="float">
            <text:p>41.57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nula, Mr. Jaako Arnold</text:p>
          </table:table-cell>
          <table:table-cell office:value-type="string" calcext:value-type="string">
            <text:p>male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101295" calcext:value-type="float">
            <text:p>3101295</text:p>
          </table:table-cell>
          <table:table-cell office:value-type="float" office:value="39.6875" calcext:value-type="float">
            <text:p>39.68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kic, Mr. Branko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28" calcext:value-type="float">
            <text:p>349228</text:p>
          </table:table-cell>
          <table:table-cell office:value-type="float" office:value="10.1708" calcext:value-type="float">
            <text:p>10.170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scher, Mr. Eberhard Thelander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036" calcext:value-type="float">
            <text:p>350036</text:p>
          </table:table-cell>
          <table:table-cell office:value-type="float" office:value="7.7958" calcext:value-type="float">
            <text:p>7.7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dill, Miss. Georgette Alexandra</text:p>
          </table:table-cell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160" calcext:value-type="float">
            <text:p>24160</text:p>
          </table:table-cell>
          <table:table-cell office:value-type="float" office:value="211.3375" calcext:value-type="float">
            <text:p>211.3375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ick, Mr. Albert Adrian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474" calcext:value-type="float">
            <text:p>1747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B20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arun, Miss. Manca</text:p>
          </table:table-cell>
          <table:table-cell office:value-type="string" calcext:value-type="string">
            <text:p>femal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49256" calcext:value-type="float">
            <text:p>349256</text:p>
          </table:table-cell>
          <table:table-cell office:value-type="float" office:value="13.4167" calcext:value-type="float">
            <text:p>13.4167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m, Mr. Ali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01" calcext:value-type="float">
            <text:p>1601</text:p>
          </table:table-cell>
          <table:table-cell office:value-type="float" office:value="56.4958" calcext:value-type="float">
            <text:p>56.4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ad, Mr. Khalil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72" calcext:value-type="float">
            <text:p>2672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ir, Col. John</text:p>
          </table:table-cell>
          <table:table-cell office:value-type="string" calcext:value-type="string">
            <text:p>male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800" calcext:value-type="float">
            <text:p>113800</text:p>
          </table:table-cell>
          <table:table-cell office:value-type="float" office:value="26.55" calcext:value-type="float">
            <text:p>26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apman, Mr. Charles Henry</text:p>
          </table:table-cell>
          <table:table-cell office:value-type="string" calcext:value-type="string">
            <text:p>male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8731" calcext:value-type="float">
            <text:p>248731</text:p>
          </table:table-cell>
          <table:table-cell office:value-type="float" office:value="13.5" calcext:value-type="float">
            <text:p>13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elly, Mr. James</text:p>
          </table:table-cell>
          <table:table-cell office:value-type="string" calcext:value-type="string">
            <text:p>male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3592" calcext:value-type="float">
            <text:p>363592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llens, Miss. Katherine "Katie"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5852" calcext:value-type="float">
            <text:p>35852</text:p>
          </table:table-cell>
          <table:table-cell office:value-type="float" office:value="7.7333" calcext:value-type="float">
            <text:p>7.7333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ayer, Mr. John Borland</text:p>
          </table:table-cell>
          <table:table-cell office:value-type="string" calcext:value-type="string">
            <text:p>male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421" calcext:value-type="float">
            <text:p>17421</text:p>
          </table:table-cell>
          <table:table-cell office:value-type="float" office:value="110.8833" calcext:value-type="float">
            <text:p>110.8833</text:p>
          </table:table-cell>
          <table:table-cell office:value-type="string" calcext:value-type="string">
            <text:p>C68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umblen, Mr. Adolf Mathias Nicolai Olsen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8121" calcext:value-type="float">
            <text:p>348121</text:p>
          </table:table-cell>
          <table:table-cell office:value-type="float" office:value="7.65" calcext:value-type="float">
            <text:p>7.65</text:p>
          </table:table-cell>
          <table:table-cell office:value-type="string" calcext:value-type="string">
            <text:p>F G6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stor, Mrs. John Jacob (Madeleine Talmadge Force)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757</text:p>
          </table:table-cell>
          <table:table-cell office:value-type="float" office:value="227.525" calcext:value-type="float">
            <text:p>227.525</text:p>
          </table:table-cell>
          <table:table-cell office:value-type="string" calcext:value-type="string">
            <text:p>C62 C6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ilverthorne, Mr. Spencer Victor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475</text:p>
          </table:table-cell>
          <table:table-cell office:value-type="float" office:value="26.2875" calcext:value-type="float">
            <text:p>26.2875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rbara, Miss. Saiide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91" calcext:value-type="float">
            <text:p>2691</text:p>
          </table:table-cell>
          <table:table-cell office:value-type="float" office:value="14.4542" calcext:value-type="float">
            <text:p>14.454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allagher, Mr. Martin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864" calcext:value-type="float">
            <text:p>36864</text:p>
          </table:table-cell>
          <table:table-cell office:value-type="float" office:value="7.7417" calcext:value-type="float">
            <text:p>7.7417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nsen, Mr. Henrik Juul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0025" calcext:value-type="float">
            <text:p>350025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ley, Mr. Henry Samuel ("Mr Henry Marshall")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655" calcext:value-type="float">
            <text:p>25065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elly, Mrs. Florence "Fannie"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596" calcext:value-type="float">
            <text:p>223596</text:p>
          </table:table-cell>
          <table:table-cell office:value-type="float" office:value="13.5" calcext:value-type="float">
            <text:p>13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lderhead, Mr. Edward Pennington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476</text:p>
          </table:table-cell>
          <table:table-cell office:value-type="float" office:value="26.2875" calcext:value-type="float">
            <text:p>26.2875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leaver, Miss. Alice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781" calcext:value-type="float">
            <text:p>113781</text:p>
          </table:table-cell>
          <table:table-cell office:value-type="float" office:value="151.55" calcext:value-type="float">
            <text:p>151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ubarek, Master. Halim Gonios ("William George")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661" calcext:value-type="float">
            <text:p>2661</text:p>
          </table:table-cell>
          <table:table-cell office:value-type="float" office:value="15.2458" calcext:value-type="float">
            <text:p>15.245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yne, Mlle. Berthe Antonine ("Mrs de Villiers")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482</text:p>
          </table:table-cell>
          <table:table-cell office:value-type="float" office:value="49.5042" calcext:value-type="float">
            <text:p>49.5042</text:p>
          </table:table-cell>
          <table:table-cell office:value-type="string" calcext:value-type="string">
            <text:p>C9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laber, Mr. Herma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3028" calcext:value-type="float">
            <text:p>113028</text:p>
          </table:table-cell>
          <table:table-cell office:value-type="float" office:value="26.55" calcext:value-type="float">
            <text:p>26.55</text:p>
          </table:table-cell>
          <table:table-cell office:value-type="string" calcext:value-type="string">
            <text:p>C124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aylor, Mr. Elmer Zebley</text:p>
          </table:table-cell>
          <table:table-cell office:value-type="string" calcext:value-type="string">
            <text:p>male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996" calcext:value-type="float">
            <text:p>1999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C12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rsson, Mr. August Viktor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45" calcext:value-type="float">
            <text:p>7545</text:p>
          </table:table-cell>
          <table:table-cell office:value-type="float" office:value="9.4833" calcext:value-type="float">
            <text:p>9.483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eenberg, Mr. Samuel</text:p>
          </table:table-cell>
          <table:table-cell office:value-type="string" calcext:value-type="string">
            <text:p>male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647" calcext:value-type="float">
            <text:p>25064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holt, Mr. Peter Andreas Lauritz Andersen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8124" calcext:value-type="float">
            <text:p>348124</text:p>
          </table:table-cell>
          <table:table-cell office:value-type="float" office:value="7.65" calcext:value-type="float">
            <text:p>7.65</text:p>
          </table:table-cell>
          <table:table-cell office:value-type="string" calcext:value-type="string">
            <text:p>F G7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ndres, Miss. Caroline Louise</text:p>
          </table:table-cell>
          <table:table-cell office:value-type="string" calcext:value-type="string">
            <text:p>female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57</text:p>
          </table:table-cell>
          <table:table-cell office:value-type="float" office:value="227.525" calcext:value-type="float">
            <text:p>227.525</text:p>
          </table:table-cell>
          <table:table-cell office:value-type="string" calcext:value-type="string">
            <text:p>C4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outt, Miss. Edwina Celia "Winnie"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218" calcext:value-type="float">
            <text:p>34218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E10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Evoy, Mr. Michael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568" calcext:value-type="float">
            <text:p>36568</text:p>
          </table:table-cell>
          <table:table-cell office:value-type="float" office:value="15.5" calcext:value-type="float">
            <text:p>15.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nson, Mr. Malkolm Joackim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62" calcext:value-type="float">
            <text:p>347062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rper, Miss. Annie Jessie "Nina"</text:p>
          </table:table-cell>
          <table:table-cell office:value-type="string" calcext:value-type="string">
            <text:p>female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8727" calcext:value-type="float">
            <text:p>24872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ensen, Mr. Svend Lauritz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0048" calcext:value-type="float">
            <text:p>350048</text:p>
          </table:table-cell>
          <table:table-cell office:value-type="float" office:value="7.0542" calcext:value-type="float">
            <text:p>7.05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llespie, Mr. William Henry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233" calcext:value-type="float">
            <text:p>1223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dges, Mr. Henry Price</text:p>
          </table:table-cell>
          <table:table-cell office:value-type="string" calcext:value-type="string">
            <text:p>male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643" calcext:value-type="float">
            <text:p>25064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hambers, Mr. Norman Campbell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806" calcext:value-type="float">
            <text:p>113806</text:p>
          </table:table-cell>
          <table:table-cell office:value-type="float" office:value="53.1" calcext:value-type="float">
            <text:p>53.1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reskovic, Mr. Luka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94" calcext:value-type="float">
            <text:p>315094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nouf, Mrs. Peter Henry (Lillian Jefferys)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1027" calcext:value-type="float">
            <text:p>31027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nnion, Miss. Margareth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866" calcext:value-type="float">
            <text:p>36866</text:p>
          </table:table-cell>
          <table:table-cell office:value-type="float" office:value="7.7375" calcext:value-type="float">
            <text:p>7.73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yhl, Mr. Kurt Arnold Gottfrid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6853" calcext:value-type="float">
            <text:p>23685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lmakangas, Miss. Pieta Sofia</text:p>
          </table:table-cell>
          <table:table-cell office:value-type="string" calcext:value-type="string">
            <text:p>femal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N/O2. 3101271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len, Miss. Elisabeth Walton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160" calcext:value-type="float">
            <text:p>24160</text:p>
          </table:table-cell>
          <table:table-cell office:value-type="float" office:value="211.3375" calcext:value-type="float">
            <text:p>211.3375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ssan, Mr. Houssein G N</text:p>
          </table:table-cell>
          <table:table-cell office:value-type="string" calcext:value-type="string">
            <text:p>male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99" calcext:value-type="float">
            <text:p>2699</text:p>
          </table:table-cell>
          <table:table-cell office:value-type="float" office:value="18.7875" calcext:value-type="float">
            <text:p>18.787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night, Mr. Robert J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39855" calcext:value-type="float">
            <text:p>23985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rriman, Mr. William John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425" calcext:value-type="float">
            <text:p>2842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oupiansky, Mr. Moses Aaron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3639" calcext:value-type="float">
            <text:p>233639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lliams, Mr. Leslie</text:p>
          </table:table-cell>
          <table:table-cell office:value-type="string" calcext:value-type="string">
            <text:p>male</text:p>
          </table:table-cell>
          <table:table-cell office:value-type="float" office:value="28.5" calcext:value-type="float">
            <text:p>28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636" calcext:value-type="float">
            <text:p>54636</text:p>
          </table:table-cell>
          <table:table-cell office:value-type="float" office:value="16.1" calcext:value-type="float">
            <text:p>16.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rd, Mrs. Edward (Margaret Ann Watson)</text:p>
          </table:table-cell>
          <table:table-cell office:value-type="string" calcext:value-type="string">
            <text:p>female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./C. 6608</text:p>
          </table:table-cell>
          <table:table-cell office:value-type="float" office:value="34.375" calcext:value-type="float">
            <text:p>34.3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esurer, Mr. Gustave J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55</text:p>
          </table:table-cell>
          <table:table-cell office:value-type="float" office:value="512.3292" calcext:value-type="float">
            <text:p>512.3292</text:p>
          </table:table-cell>
          <table:table-cell office:value-type="string" calcext:value-type="string">
            <text:p>B10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vanoff, Mr. Kani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01" calcext:value-type="float">
            <text:p>349201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nkoff, Mr. Mink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18" calcext:value-type="float">
            <text:p>349218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awksford, Mr. Walter Jame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988" calcext:value-type="float">
            <text:p>1698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45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vendish, Mr. Tyrell William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877" calcext:value-type="float">
            <text:p>19877</text:p>
          </table:table-cell>
          <table:table-cell office:value-type="float" office:value="78.85" calcext:value-type="float">
            <text:p>78.85</text:p>
          </table:table-cell>
          <table:table-cell office:value-type="string" calcext:value-type="string">
            <text:p>C4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yerson, Miss. Susan Parker "Suzette"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C 17608</text:p>
          </table:table-cell>
          <table:table-cell office:value-type="float" office:value="262.375" calcext:value-type="float">
            <text:p>262.375</text:p>
          </table:table-cell>
          <table:table-cell office:value-type="string" calcext:value-type="string">
            <text:p>B57 B59 B63 B6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Namee, Mr. Neal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6566" calcext:value-type="float">
            <text:p>376566</text:p>
          </table:table-cell>
          <table:table-cell office:value-type="float" office:value="16.1" calcext:value-type="float">
            <text:p>16.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randen, Mr. Juho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88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osby, Capt. Edward Gifford</text:p>
          </table:table-cell>
          <table:table-cell office:value-type="string" calcext:value-type="string">
            <text:p>male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E/P 5735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bbott, Mr. Rossmore Edward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.A. 2673</text:p>
          </table:table-cell>
          <table:table-cell office:value-type="float" office:value="20.25" calcext:value-type="float">
            <text:p>20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nkkonen, Miss. Anna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648" calcext:value-type="float">
            <text:p>25064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vin, Mr. Daniel Warner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773" calcext:value-type="float">
            <text:p>113773</text:p>
          </table:table-cell>
          <table:table-cell office:value-type="float" office:value="53.1" calcext:value-type="float">
            <text:p>53.1</text:p>
          </table:table-cell>
          <table:table-cell office:value-type="string" calcext:value-type="string">
            <text:p>D30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naghton, Mr. Michael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5097" calcext:value-type="float">
            <text:p>335097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lls, Miss. Joan</text:p>
          </table:table-cell>
          <table:table-cell office:value-type="string" calcext:value-type="string">
            <text:p>fema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103" calcext:value-type="float">
            <text:p>29103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or, Master. Meier</text:p>
          </table:table-cell>
          <table:table-cell office:value-type="string" calcext:value-type="string">
            <text:p>male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2096" calcext:value-type="float">
            <text:p>392096</text:p>
          </table:table-cell>
          <table:table-cell office:value-type="float" office:value="12.475" calcext:value-type="float">
            <text:p>12.475</text:p>
          </table:table-cell>
          <table:table-cell office:value-type="string" calcext:value-type="string">
            <text:p>E12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de Velde, Mr. Johannes Joseph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780" calcext:value-type="float">
            <text:p>345780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nkoff, Mr. Lalio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04" calcext:value-type="float">
            <text:p>349204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rman, Mrs. Samuel (Jane Laver)</text:p>
          </table:table-cell>
          <table:table-cell office:value-type="string" calcext:value-type="string">
            <text:p>female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20845" calcext:value-type="float">
            <text:p>22084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malainen, Master. Viljo</text:p>
          </table:table-cell>
          <table:table-cell office:value-type="string" calcext:value-type="string">
            <text:p>male</text:p>
          </table:table-cell>
          <table:table-cell office:value-type="float" office:value="0.67" calcext:value-type="float">
            <text:p>0.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0649" calcext:value-type="float">
            <text:p>250649</text:p>
          </table:table-cell>
          <table:table-cell office:value-type="float" office:value="14.5" calcext:value-type="float">
            <text:p>14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rlsson, Mr. August Sigfrid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042" calcext:value-type="float">
            <text:p>350042</text:p>
          </table:table-cell>
          <table:table-cell office:value-type="float" office:value="7.7958" calcext:value-type="float">
            <text:p>7.7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iley, Mr. Percy Andrew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108" calcext:value-type="float">
            <text:p>29108</text:p>
          </table:table-cell>
          <table:table-cell office:value-type="float" office:value="11.5" calcext:value-type="float">
            <text:p>11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eobald, Mr. Thomas Leonard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3294" calcext:value-type="float">
            <text:p>363294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othes, the Countess. of (Lucy Noel Martha Dyer-Edwards)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152" calcext:value-type="float">
            <text:p>110152</text:p>
          </table:table-cell>
          <table:table-cell office:value-type="float" office:value="86.5" calcext:value-type="float">
            <text:p>86.5</text:p>
          </table:table-cell>
          <table:table-cell office:value-type="string" calcext:value-type="string">
            <text:p>B7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arfirth, Mr. Joh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58585" calcext:value-type="float">
            <text:p>358585</text:p>
          </table:table-cell>
          <table:table-cell office:value-type="float" office:value="14.5" calcext:value-type="float">
            <text:p>14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irva, Mr. Iisakki Antino Aijo</text:p>
          </table:table-cell>
          <table:table-cell office:value-type="string" calcext:value-type="string">
            <text:p>male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2 3101272</text:p>
          </table:table-cell>
          <table:table-cell office:value-type="float" office:value="7.125" calcext:value-type="float">
            <text:p>7.1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rah, Mr. Hanna Assi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63" calcext:value-type="float">
            <text:p>2663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rter, Mrs. William Ernest (Lucile Polk)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3760" calcext:value-type="float">
            <text:p>11376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B96 B98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klund, Mr. Hans Linus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74" calcext:value-type="float">
            <text:p>347074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ogeboom, Mrs. John C (Anna Andrews)</text:p>
          </table:table-cell>
          <table:table-cell office:value-type="string" calcext:value-type="string">
            <text:p>female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502" calcext:value-type="float">
            <text:p>13502</text:p>
          </table:table-cell>
          <table:table-cell office:value-type="float" office:value="77.9583" calcext:value-type="float">
            <text:p>77.9583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ewe, Dr. Arthur Jackso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2379" calcext:value-type="float">
            <text:p>112379</text:p>
          </table:table-cell>
          <table:table-cell office:value-type="float" office:value="39.6" calcext:value-type="float">
            <text:p>39.6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ngan, Miss. Mary</text:p>
          </table:table-cell>
          <table:table-cell office:value-type="string" calcext:value-type="string">
            <text:p>female</text:p>
          </table:table-cell>
          <table:table-cell office:value-type="float" office:value="30.5" calcext:value-type="float">
            <text:p>3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4850" calcext:value-type="float">
            <text:p>364850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an, Mr. Daniel J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1110" calcext:value-type="float">
            <text:p>371110</text:p>
          </table:table-cell>
          <table:table-cell office:value-type="float" office:value="24.15" calcext:value-type="float">
            <text:p>24.1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onnestad, Mr. Daniel Danielsen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71" calcext:value-type="float">
            <text:p>8471</text:p>
          </table:table-cell>
          <table:table-cell office:value-type="float" office:value="8.3625" calcext:value-type="float">
            <text:p>8.36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evens, Mr. Rene Aime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781" calcext:value-type="float">
            <text:p>345781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ensen, Mr. Niels Peder</text:p>
          </table:table-cell>
          <table:table-cell office:value-type="string" calcext:value-type="string">
            <text:p>male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047" calcext:value-type="float">
            <text:p>350047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ck, Mrs. (Mary)</text:p>
          </table:table-cell>
          <table:table-cell office:value-type="string" calcext:value-type="string">
            <text:p>female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O./P.P. 3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E7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lias, Mr. Dib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74" calcext:value-type="float">
            <text:p>2674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cking, Mrs. Elizabeth (Eliza Needs)</text:p>
          </table:table-cell>
          <table:table-cell office:value-type="string" calcext:value-type="string">
            <text:p>female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9105" calcext:value-type="float">
            <text:p>29105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yhrman, Mr. Pehr Fabian Oliver Malkolm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78" calcext:value-type="float">
            <text:p>347078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bin, Mr. Roger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83121" calcext:value-type="float">
            <text:p>383121</text:p>
          </table:table-cell>
          <table:table-cell office:value-type="float" office:value="7.75" calcext:value-type="float">
            <text:p>7.75</text:p>
          </table:table-cell>
          <table:table-cell office:value-type="string" calcext:value-type="string">
            <text:p>F38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manuel, Miss. Virginia Ethel</text:p>
          </table:table-cell>
          <table:table-cell office:value-type="string" calcext:value-type="string">
            <text:p>femal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4516" calcext:value-type="float">
            <text:p>364516</text:p>
          </table:table-cell>
          <table:table-cell office:value-type="float" office:value="12.475" calcext:value-type="float">
            <text:p>12.4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ilgannon, Mr. Thomas J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865" calcext:value-type="float">
            <text:p>36865</text:p>
          </table:table-cell>
          <table:table-cell office:value-type="float" office:value="7.7375" calcext:value-type="float">
            <text:p>7.73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obert, Mrs. Edward Scott (Elisabeth Walton McMillan)</text:p>
          </table:table-cell>
          <table:table-cell office:value-type="string" calcext:value-type="string">
            <text:p>female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160" calcext:value-type="float">
            <text:p>24160</text:p>
          </table:table-cell>
          <table:table-cell office:value-type="float" office:value="211.3375" calcext:value-type="float">
            <text:p>211.3375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youb, Miss. Banoura</text:p>
          </table:table-cell>
          <table:table-cell office:value-type="string" calcext:value-type="string">
            <text:p>female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87" calcext:value-type="float">
            <text:p>2687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ick, Mrs. Albert Adrian (Vera Gillespie)</text:p>
          </table:table-cell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474" calcext:value-type="float">
            <text:p>1747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B20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ng, Mr. Milton Clyde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501" calcext:value-type="float">
            <text:p>11350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nston, Mr. Andrew G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./C. 6607</text:p>
          </table:table-cell>
          <table:table-cell office:value-type="float" office:value="23.45" calcext:value-type="float">
            <text:p>23.4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i, Mr. William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101312</text:p>
          </table:table-cell>
          <table:table-cell office:value-type="float" office:value="7.05" calcext:value-type="float">
            <text:p>7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rmer, Mr. Abraham (David Lishin)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4887" calcext:value-type="float">
            <text:p>374887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joblom, Miss. Anna Sofia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01265" calcext:value-type="float">
            <text:p>3101265</text:p>
          </table:table-cell>
          <table:table-cell office:value-type="float" office:value="7.4958" calcext:value-type="float">
            <text:p>7.4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ce, Master. George Hugh</text:p>
          </table:table-cell>
          <table:table-cell office:value-type="string" calcext:value-type="string">
            <text:p>male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82652" calcext:value-type="float">
            <text:p>382652</text:p>
          </table:table-cell>
          <table:table-cell office:value-type="float" office:value="29.125" calcext:value-type="float">
            <text:p>29.12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an, Master. Bertram Vere</text:p>
          </table:table-cell>
          <table:table-cell office:value-type="string" calcext:value-type="string">
            <text:p>ma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.A. 2315</text:p>
          </table:table-cell>
          <table:table-cell office:value-type="float" office:value="20.575" calcext:value-type="float">
            <text:p>20.5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ggenheim, Mr. Benjamin</text:p>
          </table:table-cell>
          <table:table-cell office:value-type="string" calcext:value-type="string">
            <text:p>male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93</text:p>
          </table:table-cell>
          <table:table-cell office:value-type="float" office:value="79.2" calcext:value-type="float">
            <text:p>79.2</text:p>
          </table:table-cell>
          <table:table-cell office:value-type="string" calcext:value-type="string">
            <text:p>B82 B8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eane, Mr. Andrew "Andy"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2460" calcext:value-type="float">
            <text:p>12460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skell, Mr. Alfred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9865" calcext:value-type="float">
            <text:p>23986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ge, Miss. Stella Anna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. 2343</text:p>
          </table:table-cell>
          <table:table-cell office:value-type="float" office:value="69.55" calcext:value-type="float">
            <text:p>69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yt, Mr. William Fisher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600</text:p>
          </table:table-cell>
          <table:table-cell office:value-type="float" office:value="30.6958" calcext:value-type="float">
            <text:p>30.695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ntcheff, Mr. Ristiu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03" calcext:value-type="float">
            <text:p>349203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tter, Mr. Richard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213" calcext:value-type="float">
            <text:p>2821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eader, Dr. Alice (Farnham)</text:p>
          </table:table-cell>
          <table:table-cell office:value-type="string" calcext:value-type="string">
            <text:p>female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65" calcext:value-type="float">
            <text:p>17465</text:p>
          </table:table-cell>
          <table:table-cell office:value-type="float" office:value="25.9292" calcext:value-type="float">
            <text:p>25.9292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sman, Mrs. Mara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44" calcext:value-type="float">
            <text:p>349244</text:p>
          </table:table-cell>
          <table:table-cell office:value-type="float" office:value="8.6833" calcext:value-type="float">
            <text:p>8.683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brahim Shawah, Mr. Yousseff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85" calcext:value-type="float">
            <text:p>2685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 Impe, Mrs. Jean Baptiste (Rosalie Paula Govaert)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5773" calcext:value-type="float">
            <text:p>345773</text:p>
          </table:table-cell>
          <table:table-cell office:value-type="float" office:value="24.15" calcext:value-type="float">
            <text:p>24.1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nesell, Mr. Martin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647" calcext:value-type="float">
            <text:p>25064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llyer, Mrs. Harvey (Charlotte Annie Tate)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.A. 31921</text:p>
          </table:table-cell>
          <table:table-cell office:value-type="float" office:value="26.25" calcext:value-type="float">
            <text:p>26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rter, Master. William Thornton II</text:p>
          </table:table-cell>
          <table:table-cell office:value-type="string" calcext:value-type="string">
            <text:p>male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3760" calcext:value-type="float">
            <text:p>11376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B96 B98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omas, Master. Assad Alexander</text:p>
          </table:table-cell>
          <table:table-cell office:value-type="string" calcext:value-type="string">
            <text:p>male</text:p>
          </table:table-cell>
          <table:table-cell office:value-type="float" office:value="0.42" calcext:value-type="float">
            <text:p>0.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25" calcext:value-type="float">
            <text:p>2625</text:p>
          </table:table-cell>
          <table:table-cell office:value-type="float" office:value="8.5167" calcext:value-type="float">
            <text:p>8.5167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dman, Mr. Oskar Arvid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89" calcext:value-type="float">
            <text:p>347089</text:p>
          </table:table-cell>
          <table:table-cell office:value-type="float" office:value="6.975" calcext:value-type="float">
            <text:p>6.9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ansson, Mr. Karl Johan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63" calcext:value-type="float">
            <text:p>347063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drews, Mr. Thomas Jr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050" calcext:value-type="float">
            <text:p>1120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3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ttersson, Miss. Ellen Natalia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87" calcext:value-type="float">
            <text:p>347087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yer, Mr. August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8723" calcext:value-type="float">
            <text:p>24872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hambers, Mrs. Norman Campbell (Bertha Griggs)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806" calcext:value-type="float">
            <text:p>113806</text:p>
          </table:table-cell>
          <table:table-cell office:value-type="float" office:value="53.1" calcext:value-type="float">
            <text:p>53.1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exander, Mr. William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4" calcext:value-type="float">
            <text:p>3474</text:p>
          </table:table-cell>
          <table:table-cell office:value-type="float" office:value="7.8875" calcext:value-type="float">
            <text:p>7.88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ster, Mr. James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4 48871</text:p>
          </table:table-cell>
          <table:table-cell office:value-type="float" office:value="24.15" calcext:value-type="float">
            <text:p>24.1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emen, Mr. Richard James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206" calcext:value-type="float">
            <text:p>28206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ersson, Miss. Ebba Iris Alfrida</text:p>
          </table:table-cell>
          <table:table-cell office:value-type="string" calcext:value-type="string">
            <text:p>female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47082" calcext:value-type="float">
            <text:p>347082</text:p>
          </table:table-cell>
          <table:table-cell office:value-type="float" office:value="31.275" calcext:value-type="float">
            <text:p>31.2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mlin, Mr. Ernest Portage</text:p>
          </table:table-cell>
          <table:table-cell office:value-type="string" calcext:value-type="string">
            <text:p>male</text:p>
          </table:table-cell>
          <table:table-cell office:value-type="float" office:value="30.5" calcext:value-type="float">
            <text:p>3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4499" calcext:value-type="float">
            <text:p>364499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y, Mr. Richard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2058" calcext:value-type="float">
            <text:p>1120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102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ininen, Miss. Wendla Maria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2. 3101290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llet, Mr. Albert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.C./PARIS 2079</text:p>
          </table:table-cell>
          <table:table-cell office:value-type="float" office:value="37.0042" calcext:value-type="float">
            <text:p>37.004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lm, Mr. John Fredrik Alexander</text:p>
          </table:table-cell>
          <table:table-cell office:value-type="string" calcext:value-type="string">
            <text:p>ma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 7075</text:p>
          </table:table-cell>
          <table:table-cell office:value-type="float" office:value="6.45" calcext:value-type="float">
            <text:p>6.4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koog, Master. Karl Thorsten</text:p>
          </table:table-cell>
          <table:table-cell office:value-type="string" calcext:value-type="string">
            <text:p>male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47088" calcext:value-type="float">
            <text:p>347088</text:p>
          </table:table-cell>
          <table:table-cell office:value-type="float" office:value="27.9" calcext:value-type="float">
            <text:p>27.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ays, Mrs. Charles Melville (Clara Jennings Gregg)</text:p>
          </table:table-cell>
          <table:table-cell office:value-type="string" calcext:value-type="string">
            <text:p>female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749" calcext:value-type="float">
            <text:p>12749</text:p>
          </table:table-cell>
          <table:table-cell office:value-type="float" office:value="93.5" calcext:value-type="float">
            <text:p>93.5</text:p>
          </table:table-cell>
          <table:table-cell office:value-type="string" calcext:value-type="string">
            <text:p>B69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ulic, Mr. Nikola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98" calcext:value-type="float">
            <text:p>315098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uchlin, Jonkheer. John George</text:p>
          </table:table-cell>
          <table:table-cell office:value-type="string" calcext:value-type="string">
            <text:p>male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972" calcext:value-type="float">
            <text:p>1997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or, Mrs. (Beila)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2096" calcext:value-type="float">
            <text:p>392096</text:p>
          </table:table-cell>
          <table:table-cell office:value-type="float" office:value="12.475" calcext:value-type="float">
            <text:p>12.475</text:p>
          </table:table-cell>
          <table:table-cell office:value-type="string" calcext:value-type="string">
            <text:p>E12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nula, Master. Urho Abraham</text:p>
          </table:table-cell>
          <table:table-cell office:value-type="string" calcext:value-type="string">
            <text:p>mal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101295" calcext:value-type="float">
            <text:p>3101295</text:p>
          </table:table-cell>
          <table:table-cell office:value-type="float" office:value="39.6875" calcext:value-type="float">
            <text:p>39.68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lynn, Mr. Joh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8323" calcext:value-type="float">
            <text:p>368323</text:p>
          </table:table-cell>
          <table:table-cell office:value-type="float" office:value="6.95" calcext:value-type="float">
            <text:p>6.9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m, Mr. Le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01" calcext:value-type="float">
            <text:p>1601</text:p>
          </table:table-cell>
          <table:table-cell office:value-type="float" office:value="56.4958" calcext:value-type="float">
            <text:p>56.4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llet, Master. Andre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.C./PARIS 2079</text:p>
          </table:table-cell>
          <table:table-cell office:value-type="float" office:value="37.0042" calcext:value-type="float">
            <text:p>37.004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Cormack, Mr. Thomas Joseph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7228" calcext:value-type="float">
            <text:p>367228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one, Mrs. George Nelson (Martha Evelyn)</text:p>
          </table:table-cell>
          <table:table-cell office:value-type="string" calcext:value-type="string">
            <text:p>female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572" calcext:value-type="float">
            <text:p>11357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B28</text:p>
          </table:table-cell>
          <table:table-cell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asbeck, Mrs. Antoni (Selini Alexander)</text:p>
          </table:table-cell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59" calcext:value-type="float">
            <text:p>2659</text:p>
          </table:table-cell>
          <table:table-cell office:value-type="float" office:value="14.4542" calcext:value-type="float">
            <text:p>14.454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chards, Master. George Sibley</text:p>
          </table:table-cell>
          <table:table-cell office:value-type="string" calcext:value-type="string">
            <text:p>male</text:p>
          </table:table-cell>
          <table:table-cell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106" calcext:value-type="float">
            <text:p>29106</text:p>
          </table:table-cell>
          <table:table-cell office:value-type="float" office:value="18.75" calcext:value-type="float">
            <text:p>18.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ad, Mr. Ami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71" calcext:value-type="float">
            <text:p>2671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ugustsson, Mr. Albert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468" calcext:value-type="float">
            <text:p>347468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lum, Mr. Owen George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23" calcext:value-type="float">
            <text:p>2223</text:p>
          </table:table-cell>
          <table:table-cell office:value-type="float" office:value="8.3" calcext:value-type="float">
            <text:p>8.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mpton, Miss. Sara Rebecca</text:p>
          </table:table-cell>
          <table:table-cell office:value-type="string" calcext:value-type="string">
            <text:p>fe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C 17756</text:p>
          </table:table-cell>
          <table:table-cell office:value-type="float" office:value="83.1583" calcext:value-type="float">
            <text:p>83.1583</text:p>
          </table:table-cell>
          <table:table-cell office:value-type="string" calcext:value-type="string">
            <text:p>E49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sic, Mr. Jakob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97" calcext:value-type="float">
            <text:p>315097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rota, Mr. Maurice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92092" calcext:value-type="float">
            <text:p>392092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ip, Mr. Chang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1" calcext:value-type="float">
            <text:p>1601</text:p>
          </table:table-cell>
          <table:table-cell office:value-type="float" office:value="56.4958" calcext:value-type="float">
            <text:p>56.4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rechal, Mr. Pierre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774" calcext:value-type="float">
            <text:p>11774</text:p>
          </table:table-cell>
          <table:table-cell office:value-type="float" office:value="29.7" calcext:value-type="float">
            <text:p>29.7</text:p>
          </table:table-cell>
          <table:table-cell office:value-type="string" calcext:value-type="string">
            <text:p>C47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homaki, Mr. Ilmari Rudolf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2 3101287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dd, Mr. Thomas Charles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O./P.P. 3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repeca, Miss. Augusta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798" calcext:value-type="float">
            <text:p>11379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mberopolous, Mr. Peter L</text:p>
          </table:table-cell>
          <table:table-cell office:value-type="string" calcext:value-type="string">
            <text:p>male</text:p>
          </table:table-cell>
          <table:table-cell office:value-type="float" office:value="34.5" calcext:value-type="float">
            <text:p>34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83" calcext:value-type="float">
            <text:p>2683</text:p>
          </table:table-cell>
          <table:table-cell office:value-type="float" office:value="6.4375" calcext:value-type="float">
            <text:p>6.437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ulumovic, Mr. Jeso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90" calcext:value-type="float">
            <text:p>315090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bbing, Mr. Anthony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5547</text:p>
          </table:table-cell>
          <table:table-cell office:value-type="float" office:value="7.55" calcext:value-type="float">
            <text:p>7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ge, Mr. Douglas Bullen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. 2343</text:p>
          </table:table-cell>
          <table:table-cell office:value-type="float" office:value="69.55" calcext:value-type="float">
            <text:p>69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rkoff, Mr. Marin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13" calcext:value-type="float">
            <text:p>349213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rper, Rev. John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8727" calcext:value-type="float">
            <text:p>24872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oldenberg, Mrs. Samuel L (Edwiga Grabowska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453" calcext:value-type="float">
            <text:p>17453</text:p>
          </table:table-cell>
          <table:table-cell office:value-type="float" office:value="89.1042" calcext:value-type="float">
            <text:p>89.1042</text:p>
          </table:table-cell>
          <table:table-cell office:value-type="string" calcext:value-type="string">
            <text:p>C9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ersson, Master. Sigvard Harald Elias</text:p>
          </table:table-cell>
          <table:table-cell office:value-type="string" calcext:value-type="string">
            <text:p>mal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47082" calcext:value-type="float">
            <text:p>347082</text:p>
          </table:table-cell>
          <table:table-cell office:value-type="float" office:value="31.275" calcext:value-type="float">
            <text:p>31.2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vensson, Mr. Johan</text:p>
          </table:table-cell>
          <table:table-cell office:value-type="string" calcext:value-type="string">
            <text:p>male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60" calcext:value-type="float">
            <text:p>347060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ulos, Miss. Nourelain</text:p>
          </table:table-cell>
          <table:table-cell office:value-type="string" calcext:value-type="string">
            <text:p>female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78" calcext:value-type="float">
            <text:p>2678</text:p>
          </table:table-cell>
          <table:table-cell office:value-type="float" office:value="15.2458" calcext:value-type="float">
            <text:p>15.245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ines, Miss. Mary Conover</text:p>
          </table:table-cell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592</text:p>
          </table:table-cell>
          <table:table-cell office:value-type="float" office:value="39.4" calcext:value-type="float">
            <text:p>39.4</text:p>
          </table:table-cell>
          <table:table-cell office:value-type="string" calcext:value-type="string">
            <text:p>D28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rter, Mrs. Ernest Courtenay (Lilian Hughes)</text:p>
          </table:table-cell>
          <table:table-cell office:value-type="string" calcext:value-type="string">
            <text:p>female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4252" calcext:value-type="float">
            <text:p>244252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ks, Mrs. Sam (Leah Rosen)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2091" calcext:value-type="float">
            <text:p>392091</text:p>
          </table:table-cell>
          <table:table-cell office:value-type="float" office:value="9.35" calcext:value-type="float">
            <text:p>9.3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ick, Mrs. George Dennick (Mary Hitchcock)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928" calcext:value-type="float">
            <text:p>36928</text:p>
          </table:table-cell>
          <table:table-cell office:value-type="float" office:value="164.8667" calcext:value-type="float">
            <text:p>164.8667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aly, Mr. Peter Denis </text:p>
          </table:table-cell>
          <table:table-cell office:value-type="string" calcext:value-type="string">
            <text:p>male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055" calcext:value-type="float">
            <text:p>113055</text:p>
          </table:table-cell>
          <table:table-cell office:value-type="float" office:value="26.55" calcext:value-type="float">
            <text:p>26.55</text:p>
          </table:table-cell>
          <table:table-cell office:value-type="string" calcext:value-type="string">
            <text:p>E1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lini, Mrs. Solomon (Latifa Qurban)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666" calcext:value-type="float">
            <text:p>2666</text:p>
          </table:table-cell>
          <table:table-cell office:value-type="float" office:value="19.2583" calcext:value-type="float">
            <text:p>19.258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zi, Mr. Raihed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29" calcext:value-type="float">
            <text:p>2629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nsen, Mr. Claus Peter</text:p>
          </table:table-cell>
          <table:table-cell office:value-type="string" calcext:value-type="string">
            <text:p>male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50026" calcext:value-type="float">
            <text:p>350026</text:p>
          </table:table-cell>
          <table:table-cell office:value-type="float" office:value="14.1083" calcext:value-type="float">
            <text:p>14.108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les, Mr. Frederick Edward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134" calcext:value-type="float">
            <text:p>28134</text:p>
          </table:table-cell>
          <table:table-cell office:value-type="float" office:value="11.5" calcext:value-type="float">
            <text:p>11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wift, Mrs. Frederick Joel (Margaret Welles Barron)</text:p>
          </table:table-cell>
          <table:table-cell office:value-type="string" calcext:value-type="string">
            <text:p>female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66" calcext:value-type="float">
            <text:p>17466</text:p>
          </table:table-cell>
          <table:table-cell office:value-type="float" office:value="25.9292" calcext:value-type="float">
            <text:p>25.9292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ge, Miss. Dorothy Edith "Dolly"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. 2343</text:p>
          </table:table-cell>
          <table:table-cell office:value-type="float" office:value="69.55" calcext:value-type="float">
            <text:p>69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ll, Mr. John William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3866" calcext:value-type="float">
            <text:p>233866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ystrom, Mrs. (Karolina)</text:p>
          </table:table-cell>
          <table:table-cell office:value-type="string" calcext:value-type="string">
            <text:p>fe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6852" calcext:value-type="float">
            <text:p>23685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uran y More, Miss. Asuncion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/PARIS 2149</text:p>
          </table:table-cell>
          <table:table-cell office:value-type="float" office:value="13.8583" calcext:value-type="float">
            <text:p>13.858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ebling, Mr. Washington Augustus II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90</text:p>
          </table:table-cell>
          <table:table-cell office:value-type="float" office:value="50.4958" calcext:value-type="float">
            <text:p>50.4958</text:p>
          </table:table-cell>
          <table:table-cell office:value-type="string" calcext:value-type="string">
            <text:p>A24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 Melkebeke, Mr. Philemo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5777" calcext:value-type="float">
            <text:p>345777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nson, Master. Harold Theodor</text:p>
          </table:table-cell>
          <table:table-cell office:value-type="string" calcext:value-type="string">
            <text:p>ma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7742" calcext:value-type="float">
            <text:p>347742</text:p>
          </table:table-cell>
          <table:table-cell office:value-type="float" office:value="11.1333" calcext:value-type="float">
            <text:p>11.133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lkic, Mr. Cerin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48" calcext:value-type="float">
            <text:p>349248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eckwith, Mrs. Richard Leonard (Sallie Monypeny)</text:p>
          </table:table-cell>
          <table:table-cell office:value-type="string" calcext:value-type="string">
            <text:p>female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751" calcext:value-type="float">
            <text:p>11751</text:p>
          </table:table-cell>
          <table:table-cell office:value-type="float" office:value="52.5542" calcext:value-type="float">
            <text:p>52.5542</text:p>
          </table:table-cell>
          <table:table-cell office:value-type="string" calcext:value-type="string">
            <text:p>D35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lsson, Mr. Frans Olof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5" calcext:value-type="float">
            <text:p>69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51 B53 B55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der Cruyssen, Mr. Victor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765" calcext:value-type="float">
            <text:p>345765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belson, Mrs. Samuel (Hannah Wizosky)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/PP 3381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jib, Miss. Adele Kiamie "Jane"</text:p>
          </table:table-cell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67" calcext:value-type="float">
            <text:p>2667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ustafsson, Mr. Alfred Ossian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34" calcext:value-type="float">
            <text:p>7534</text:p>
          </table:table-cell>
          <table:table-cell office:value-type="float" office:value="9.8458" calcext:value-type="float">
            <text:p>9.84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troff, Mr. Nedelio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12" calcext:value-type="float">
            <text:p>349212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leff, Mr. Krist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17" calcext:value-type="float">
            <text:p>349217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otter, Mrs. Thomas Jr (Lily Alexenia Wilson)</text:p>
          </table:table-cell>
          <table:table-cell office:value-type="string" calcext:value-type="string">
            <text:p>female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767" calcext:value-type="float">
            <text:p>11767</text:p>
          </table:table-cell>
          <table:table-cell office:value-type="float" office:value="83.1583" calcext:value-type="float">
            <text:p>83.1583</text:p>
          </table:table-cell>
          <table:table-cell office:value-type="string" calcext:value-type="string">
            <text:p>C5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elley, Mrs. William (Imanita Parrish Hall)</text:p>
          </table:table-cell>
          <table:table-cell office:value-type="string" calcext:value-type="string">
            <text:p>female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0433" calcext:value-type="float">
            <text:p>23043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rkun, Mr. Johann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57" calcext:value-type="float">
            <text:p>349257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hlberg, Miss. Gerda Ulrika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52" calcext:value-type="float">
            <text:p>7552</text:p>
          </table:table-cell>
          <table:table-cell office:value-type="float" office:value="10.5167" calcext:value-type="float">
            <text:p>10.5167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field, Mr. Frederick James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/SOTON 34068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tehall, Mr. Henry Jr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Q 392076</text:p>
          </table:table-cell>
          <table:table-cell office:value-type="float" office:value="7.05" calcext:value-type="float">
            <text:p>7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ce, Mrs. William (Margaret Norton)</text:p>
          </table:table-cell>
          <table:table-cell office:value-type="string" calcext:value-type="string">
            <text:p>female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82652" calcext:value-type="float">
            <text:p>382652</text:p>
          </table:table-cell>
          <table:table-cell office:value-type="float" office:value="29.125" calcext:value-type="float">
            <text:p>29.12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ntvila, Rev. Juozas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1536" calcext:value-type="float">
            <text:p>211536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raham, Miss. Margaret Edith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053" calcext:value-type="float">
            <text:p>11205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42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nston, Miss. Catherine Helen "Carrie"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./C. 6607</text:p>
          </table:table-cell>
          <table:table-cell office:value-type="float" office:value="23.45" calcext:value-type="float">
            <text:p>23.4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ehr, Mr. Karl Howell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369" calcext:value-type="float">
            <text:p>11136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148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oley, Mr. Patrick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376" calcext:value-type="float">
            <text:p>370376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</table:table>
      <table:named-expressions/>
      <table:database-ranges>
        <table:database-range table:name="__Anonymous_Sheet_DB__0" table:target-range-address="train_watch.A1:train_watch.L892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3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5.1$Linux_X86_64 LibreOffice_project/40m0$Build-1</meta:generator>
    <dc:date>2018-04-03T19:54:34.283225442</dc:date>
    <meta:editing-duration>PT13S</meta:editing-duration>
    <meta:editing-cycles>1</meta:editing-cycles>
    <meta:document-statistic meta:table-count="1" meta:cell-count="9838" meta:object-count="0"/>
  </office:meta>
</office:document-meta>
</file>